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AVG #rounds" table:style-name="ta1">
        <table:shapes>
          <draw:frame draw:z-index="0" draw:style-name="gr1" svg:width="6.2984in" svg:height="3.5425in" svg:x="0.1193in" svg:y="1.4898in">
            <draw:object draw:notify-on-update-of-ranges="'AVG #rounds'.A3:'AVG #rounds'.A7 'AVG #rounds'.B2:'AVG #rounds'.B2 'AVG #rounds'.B3:'AVG #rounds'.B7 'AVG #rounds'.C2:'AVG #rounds'.C2 'AVG #rounds'.C3:'AVG #rounds'.C7 'AVG #rounds'.D2:'AVG #rounds'.D2 'AVG #rounds'.D3:'AVG #rounds'.D7 'AVG #rounds'.E2:'AVG #rounds'.E2 'AVG #rounds'.E3:'AVG #rounds'.E7 'AVG #rounds'.F2:'AVG #rounds'.F2 'AVG #rounds'.F3:'AVG #rounds'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AVG #rounds</text:p>
          </table:table-cell>
          <table:table-cell table:style-name="ce2" office:value-type="string" table:number-columns-spanned="5" table:number-rows-spanned="1">
            <text:p>AI Level</text:p>
          </table:table-cell>
          <table:covered-table-cell table:number-columns-repeated="4"/>
        </table:table-row>
        <table:table-row table:style-name="ro1">
          <table:table-cell/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</table:table-row>
        <table:table-row table:style-name="ro1">
          <table:table-cell table:style-name="ce1" office:value-type="string">
            <text:p>2 Players</text:p>
          </table:table-cell>
          <table:table-cell table:number-matrix-columns-spanned="1" table:number-matrix-rows-spanned="1" table:formula="of:=['# rounds'.B25]" office:value-type="float" office:value="5.71413">
            <text:p>5.71413</text:p>
          </table:table-cell>
          <table:table-cell table:number-matrix-columns-spanned="1" table:number-matrix-rows-spanned="1" table:formula="of:=['# rounds'.C25]" office:value-type="float" office:value="5.71241">
            <text:p>5.71241</text:p>
          </table:table-cell>
          <table:table-cell table:number-matrix-columns-spanned="1" table:number-matrix-rows-spanned="1" table:formula="of:=['# rounds'.D25]" office:value-type="float" office:value="5.72474">
            <text:p>5.72474</text:p>
          </table:table-cell>
          <table:table-cell table:number-matrix-columns-spanned="1" table:number-matrix-rows-spanned="1" table:formula="of:=['# rounds'.E25]" office:value-type="float" office:value="5.71437">
            <text:p>5.71437</text:p>
          </table:table-cell>
          <table:table-cell table:number-matrix-columns-spanned="1" table:number-matrix-rows-spanned="1" table:formula="of:=['# rounds'.F25]" office:value-type="float" office:value="5.7164">
            <text:p>5.7164</text:p>
          </table:table-cell>
        </table:table-row>
        <table:table-row table:style-name="ro1">
          <table:table-cell office:value-type="string">
            <text:p>3 Players</text:p>
          </table:table-cell>
          <table:table-cell table:number-matrix-columns-spanned="1" table:number-matrix-rows-spanned="1" table:formula="of:=['# rounds'.G25]" office:value-type="float" office:value="7.24299">
            <text:p>7.24299</text:p>
          </table:table-cell>
          <table:table-cell table:number-matrix-columns-spanned="1" table:number-matrix-rows-spanned="1" table:formula="of:=['# rounds'.H25]" office:value-type="float" office:value="7.21881">
            <text:p>7.21881</text:p>
          </table:table-cell>
          <table:table-cell table:number-matrix-columns-spanned="1" table:number-matrix-rows-spanned="1" table:formula="of:=['# rounds'.I25]" office:value-type="float" office:value="5.91828">
            <text:p>5.91828</text:p>
          </table:table-cell>
          <table:table-cell table:number-matrix-columns-spanned="1" table:number-matrix-rows-spanned="1" table:formula="of:=['# rounds'.J25]" office:value-type="float" office:value="5.90314">
            <text:p>5.90314</text:p>
          </table:table-cell>
          <table:table-cell table:number-matrix-columns-spanned="1" table:number-matrix-rows-spanned="1" table:formula="of:=['# rounds'.K25]" office:value-type="float" office:value="5.49345">
            <text:p>5.49345</text:p>
          </table:table-cell>
        </table:table-row>
        <table:table-row table:style-name="ro1">
          <table:table-cell office:value-type="string">
            <text:p>4 Players</text:p>
          </table:table-cell>
          <table:table-cell table:number-matrix-columns-spanned="1" table:number-matrix-rows-spanned="1" table:formula="of:=['# rounds'.L25]" office:value-type="float" office:value="7.81269">
            <text:p>7.81269</text:p>
          </table:table-cell>
          <table:table-cell table:number-matrix-columns-spanned="1" table:number-matrix-rows-spanned="1" table:formula="of:=['# rounds'.M25]" office:value-type="float" office:value="7.75918">
            <text:p>7.75918</text:p>
          </table:table-cell>
          <table:table-cell table:number-matrix-columns-spanned="1" table:number-matrix-rows-spanned="1" table:formula="of:=['# rounds'.N25]" office:value-type="float" office:value="5.96272">
            <text:p>5.96272</text:p>
          </table:table-cell>
          <table:table-cell table:number-matrix-columns-spanned="1" table:number-matrix-rows-spanned="1" table:formula="of:=['# rounds'.O25]" office:value-type="float" office:value="5.58745">
            <text:p>5.58745</text:p>
          </table:table-cell>
          <table:table-cell table:number-matrix-columns-spanned="1" table:number-matrix-rows-spanned="1" table:formula="of:=['# rounds'.P25]" office:value-type="float" office:value="4.62599">
            <text:p>4.62599</text:p>
          </table:table-cell>
        </table:table-row>
        <table:table-row table:style-name="ro1">
          <table:table-cell office:value-type="string">
            <text:p>5 Players</text:p>
          </table:table-cell>
          <table:table-cell table:number-matrix-columns-spanned="1" table:number-matrix-rows-spanned="1" table:formula="of:=['# rounds'.Q25]" office:value-type="float" office:value="8.23443">
            <text:p>8.23443</text:p>
          </table:table-cell>
          <table:table-cell table:number-matrix-columns-spanned="1" table:number-matrix-rows-spanned="1" table:formula="of:=['# rounds'.R25]" office:value-type="float" office:value="8.1123">
            <text:p>8.1123</text:p>
          </table:table-cell>
          <table:table-cell table:number-matrix-columns-spanned="1" table:number-matrix-rows-spanned="1" table:formula="of:=['# rounds'.S25]" office:value-type="float" office:value="6.13185">
            <text:p>6.13185</text:p>
          </table:table-cell>
          <table:table-cell table:number-matrix-columns-spanned="1" table:number-matrix-rows-spanned="1" table:formula="of:=['# rounds'.T25]" office:value-type="float" office:value="5.26806">
            <text:p>5.26806</text:p>
          </table:table-cell>
          <table:table-cell table:number-matrix-columns-spanned="1" table:number-matrix-rows-spanned="1" table:formula="of:=['# rounds'.U25]" office:value-type="float" office:value="4.4163">
            <text:p>4.4163</text:p>
          </table:table-cell>
        </table:table-row>
        <table:table-row table:style-name="ro1">
          <table:table-cell office:value-type="string">
            <text:p>6 Players</text:p>
          </table:table-cell>
          <table:table-cell table:number-matrix-columns-spanned="1" table:number-matrix-rows-spanned="1" table:formula="of:=['# rounds'.V25]" office:value-type="float" office:value="8.6053">
            <text:p>8.6053</text:p>
          </table:table-cell>
          <table:table-cell table:number-matrix-columns-spanned="1" table:number-matrix-rows-spanned="1" table:formula="of:=['# rounds'.W25]" office:value-type="float" office:value="8.45349">
            <text:p>8.45349</text:p>
          </table:table-cell>
          <table:table-cell table:number-matrix-columns-spanned="1" table:number-matrix-rows-spanned="1" table:formula="of:=['# rounds'.X25]" office:value-type="float" office:value="6.24429">
            <text:p>6.24429</text:p>
          </table:table-cell>
          <table:table-cell table:number-matrix-columns-spanned="1" table:number-matrix-rows-spanned="1" table:formula="of:=['# rounds'.Y25]" office:value-type="float" office:value="5.00796">
            <text:p>5.00796</text:p>
          </table:table-cell>
          <table:table-cell table:number-matrix-columns-spanned="1" table:number-matrix-rows-spanned="1" table:formula="of:=['# rounds'.Z25]" office:value-type="float" office:value="4.20979">
            <text:p>4.20979</text:p>
          </table:table-cell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number-columns-repeated="5"/>
        </table:table-row>
      </table:table>
      <table:table table:name="# rounds" table:style-name="ta1">
        <table:shapes>
          <draw:frame draw:z-index="0" draw:style-name="gr1" svg:width="6.2988in" svg:height="3.5421in" svg:x="0.1953in" svg:y="4.6543in">
            <draw:object draw:notify-on-update-of-ranges="'# rounds'.A6:'# rounds'.A14 '# rounds'.B5:'# rounds'.B5 '# rounds'.B6:'# rounds'.B14 '# rounds'.C5:'# rounds'.C5 '# rounds'.C6:'# rounds'.C14 '# rounds'.D5:'# rounds'.D5 '# rounds'.D6:'# rounds'.D14 '# rounds'.E5:'# rounds'.E5 '# rounds'.E6:'# rounds'.E14 '# rounds'.F5:'# rounds'.F5 '# rounds'.F6:'# rounds'.F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1in" svg:x="6.7437in" svg:y="4.6358in">
            <draw:object draw:notify-on-update-of-ranges="'# rounds'.A6:'# rounds'.A17 '# rounds'.G5:'# rounds'.G5 '# rounds'.G6:'# rounds'.G17 '# rounds'.H5:'# rounds'.H5 '# rounds'.H6:'# rounds'.H17 '# rounds'.I5:'# rounds'.I5 '# rounds'.I6:'# rounds'.I17 '# rounds'.J5:'# rounds'.J5 '# rounds'.J6:'# rounds'.J17 '# rounds'.K5:'# rounds'.K5 '# rounds'.K6:'# rounds'.K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92in" svg:height="3.5421in" svg:x="13.0969in" svg:y="4.6673in">
            <draw:object draw:notify-on-update-of-ranges="'# rounds'.A6:'# rounds'.A18 '# rounds'.L5:'# rounds'.L5 '# rounds'.L6:'# rounds'.L18 '# rounds'.M5:'# rounds'.M5 '# rounds'.M6:'# rounds'.M18 '# rounds'.N5:'# rounds'.N5 '# rounds'.N6:'# rounds'.N18 '# rounds'.O5:'# rounds'.O5 '# rounds'.O6:'# rounds'.O18 '# rounds'.P5:'# rounds'.P5 '# rounds'.P6:'# rounds'.P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2988in" svg:height="3.5421in" svg:x="19.4937in" svg:y="4.678in">
            <draw:object draw:notify-on-update-of-ranges="'# rounds'.A6:'# rounds'.A19 '# rounds'.Q5:'# rounds'.Q5 '# rounds'.Q6:'# rounds'.Q19 '# rounds'.R5:'# rounds'.R5 '# rounds'.R6:'# rounds'.R19 '# rounds'.S5:'# rounds'.S5 '# rounds'.S6:'# rounds'.S19 '# rounds'.T5:'# rounds'.T5 '# rounds'.T6:'# rounds'.T19 '# rounds'.U5:'# rounds'.U5 '# rounds'.U6:'# rounds'.U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92in" svg:height="3.5421in" svg:x="25.8681in" svg:y="4.7713in">
            <draw:object draw:notify-on-update-of-ranges="'# rounds'.A6:'# rounds'.A20 '# rounds'.V5:'# rounds'.V5 '# rounds'.V6:'# rounds'.V20 '# rounds'.W5:'# rounds'.W5 '# rounds'.W6:'# rounds'.W20 '# rounds'.X5:'# rounds'.X5 '# rounds'.X6:'# rounds'.X20 '# rounds'.Y5:'# rounds'.Y5 '# rounds'.Y6:'# rounds'.Y20 '# rounds'.Z5:'# rounds'.Z5 '# rounds'.Z6:'# rounds'.Z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27" table:default-cell-style-name="Default"/>
        <table:table-row table:style-name="ro1">
          <table:table-cell office:value-type="string">
            <text:p>#rounds</text:p>
          </table:table-cell>
          <table:table-cell table:number-columns-repeated="2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table:number-columns-spanned="5" table:number-rows-spanned="1">
            <text:p>2 Player</text:p>
          </table:table-cell>
          <table:covered-table-cell table:number-columns-repeated="4"/>
          <table:table-cell table:style-name="ce2" office:value-type="string" table:number-columns-spanned="5" table:number-rows-spanned="1">
            <text:p>3 Player</text:p>
          </table:table-cell>
          <table:covered-table-cell table:number-columns-repeated="4"/>
          <table:table-cell table:style-name="ce2" office:value-type="string" table:number-columns-spanned="5" table:number-rows-spanned="1">
            <text:p>4 Player</text:p>
          </table:table-cell>
          <table:covered-table-cell table:number-columns-repeated="4"/>
          <table:table-cell table:style-name="ce2" office:value-type="string" table:number-columns-spanned="5" table:number-rows-spanned="1">
            <text:p>5 Player</text:p>
          </table:table-cell>
          <table:covered-table-cell table:number-columns-repeated="4"/>
          <table:table-cell table:style-name="ce2" office:value-type="string" table:number-columns-spanned="5" table:number-rows-spanned="1">
            <text:p>6 Player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6">
            <text:p>3416</text:p>
          </table:table-cell>
          <table:table-cell office:value-type="float" office:value="3404">
            <text:p>3404</text:p>
          </table:table-cell>
          <table:table-cell office:value-type="float" office:value="3306">
            <text:p>3306</text:p>
          </table:table-cell>
          <table:table-cell office:value-type="float" office:value="3450">
            <text:p>3450</text:p>
          </table:table-cell>
          <table:table-cell office:value-type="float" office:value="3340">
            <text:p>3340</text:p>
          </table:table-cell>
          <table:table-cell office:value-type="float" office:value="2126">
            <text:p>2126</text:p>
          </table:table-cell>
          <table:table-cell office:value-type="float" office:value="2024">
            <text:p>2024</text:p>
          </table:table-cell>
          <table:table-cell office:value-type="float" office:value="2684">
            <text:p>2684</text:p>
          </table:table-cell>
          <table:table-cell office:value-type="float" office:value="2083">
            <text:p>2083</text:p>
          </table:table-cell>
          <table:table-cell office:value-type="float" office:value="2787">
            <text:p>2787</text:p>
          </table:table-cell>
          <table:table-cell office:value-type="float" office:value="1752">
            <text:p>1752</text:p>
          </table:table-cell>
          <table:table-cell office:value-type="float" office:value="1823">
            <text:p>1823</text:p>
          </table:table-cell>
          <table:table-cell office:value-type="float" office:value="2532">
            <text:p>2532</text:p>
          </table:table-cell>
          <table:table-cell office:value-type="float" office:value="1785">
            <text:p>1785</text:p>
          </table:table-cell>
          <table:table-cell office:value-type="float" office:value="3250">
            <text:p>3250</text:p>
          </table:table-cell>
          <table:table-cell office:value-type="float" office:value="1533">
            <text:p>1533</text:p>
          </table:table-cell>
          <table:table-cell office:value-type="float" office:value="1585">
            <text:p>1585</text:p>
          </table:table-cell>
          <table:table-cell office:value-type="float" office:value="2250">
            <text:p>2250</text:p>
          </table:table-cell>
          <table:table-cell office:value-type="float" office:value="1639">
            <text:p>1639</text:p>
          </table:table-cell>
          <table:table-cell office:value-type="float" office:value="3358">
            <text:p>3358</text:p>
          </table:table-cell>
          <table:table-cell office:value-type="float" office:value="1483">
            <text:p>1483</text:p>
          </table:table-cell>
          <table:table-cell office:value-type="float" office:value="1418">
            <text:p>1418</text:p>
          </table:table-cell>
          <table:table-cell office:value-type="float" office:value="2009">
            <text:p>2009</text:p>
          </table:table-cell>
          <table:table-cell office:value-type="float" office:value="1497">
            <text:p>1497</text:p>
          </table:table-cell>
          <table:table-cell office:value-type="float" office:value="3240">
            <text:p>32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56">
            <text:p>9056</text:p>
          </table:table-cell>
          <table:table-cell office:value-type="float" office:value="9139">
            <text:p>9139</text:p>
          </table:table-cell>
          <table:table-cell office:value-type="float" office:value="9056">
            <text:p>9056</text:p>
          </table:table-cell>
          <table:table-cell office:value-type="float" office:value="8958">
            <text:p>8958</text:p>
          </table:table-cell>
          <table:table-cell office:value-type="float" office:value="9031">
            <text:p>9031</text:p>
          </table:table-cell>
          <table:table-cell office:value-type="float" office:value="4960">
            <text:p>4960</text:p>
          </table:table-cell>
          <table:table-cell office:value-type="float" office:value="4961">
            <text:p>4961</text:p>
          </table:table-cell>
          <table:table-cell office:value-type="float" office:value="7643">
            <text:p>7643</text:p>
          </table:table-cell>
          <table:table-cell office:value-type="float" office:value="6600">
            <text:p>6600</text:p>
          </table:table-cell>
          <table:table-cell office:value-type="float" office:value="8442">
            <text:p>8442</text:p>
          </table:table-cell>
          <table:table-cell office:value-type="float" office:value="3771">
            <text:p>3771</text:p>
          </table:table-cell>
          <table:table-cell office:value-type="float" office:value="3707">
            <text:p>3707</text:p>
          </table:table-cell>
          <table:table-cell office:value-type="float" office:value="6410">
            <text:p>6410</text:p>
          </table:table-cell>
          <table:table-cell office:value-type="float" office:value="7572">
            <text:p>7572</text:p>
          </table:table-cell>
          <table:table-cell office:value-type="float" office:value="14319">
            <text:p>14319</text:p>
          </table:table-cell>
          <table:table-cell office:value-type="float" office:value="3169">
            <text:p>3169</text:p>
          </table:table-cell>
          <table:table-cell office:value-type="float" office:value="3222">
            <text:p>3222</text:p>
          </table:table-cell>
          <table:table-cell office:value-type="float" office:value="5456">
            <text:p>5456</text:p>
          </table:table-cell>
          <table:table-cell office:value-type="float" office:value="9350">
            <text:p>9350</text:p>
          </table:table-cell>
          <table:table-cell office:value-type="float" office:value="17249">
            <text:p>17249</text:p>
          </table:table-cell>
          <table:table-cell office:value-type="float" office:value="2739">
            <text:p>2739</text:p>
          </table:table-cell>
          <table:table-cell office:value-type="float" office:value="2802">
            <text:p>2802</text:p>
          </table:table-cell>
          <table:table-cell office:value-type="float" office:value="4894">
            <text:p>4894</text:p>
          </table:table-cell>
          <table:table-cell office:value-type="float" office:value="11493">
            <text:p>11493</text:p>
          </table:table-cell>
          <table:table-cell office:value-type="float" office:value="21983">
            <text:p>2198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205">
            <text:p>15205</text:p>
          </table:table-cell>
          <table:table-cell office:value-type="float" office:value="15185">
            <text:p>15185</text:p>
          </table:table-cell>
          <table:table-cell office:value-type="float" office:value="15009">
            <text:p>15009</text:p>
          </table:table-cell>
          <table:table-cell office:value-type="float" office:value="15225">
            <text:p>15225</text:p>
          </table:table-cell>
          <table:table-cell office:value-type="float" office:value="15194">
            <text:p>15194</text:p>
          </table:table-cell>
          <table:table-cell office:value-type="float" office:value="8918">
            <text:p>8918</text:p>
          </table:table-cell>
          <table:table-cell office:value-type="float" office:value="8868">
            <text:p>8868</text:p>
          </table:table-cell>
          <table:table-cell office:value-type="float" office:value="13783">
            <text:p>13783</text:p>
          </table:table-cell>
          <table:table-cell office:value-type="float" office:value="9323">
            <text:p>9323</text:p>
          </table:table-cell>
          <table:table-cell office:value-type="float" office:value="15787">
            <text:p>15787</text:p>
          </table:table-cell>
          <table:table-cell office:value-type="float" office:value="7178">
            <text:p>7178</text:p>
          </table:table-cell>
          <table:table-cell office:value-type="float" office:value="7116">
            <text:p>7116</text:p>
          </table:table-cell>
          <table:table-cell office:value-type="float" office:value="12468">
            <text:p>12468</text:p>
          </table:table-cell>
          <table:table-cell office:value-type="float" office:value="10919">
            <text:p>10919</text:p>
          </table:table-cell>
          <table:table-cell office:value-type="float" office:value="28835">
            <text:p>28835</text:p>
          </table:table-cell>
          <table:table-cell office:value-type="float" office:value="5939">
            <text:p>5939</text:p>
          </table:table-cell>
          <table:table-cell office:value-type="float" office:value="6055">
            <text:p>6055</text:p>
          </table:table-cell>
          <table:table-cell office:value-type="float" office:value="11221">
            <text:p>11221</text:p>
          </table:table-cell>
          <table:table-cell office:value-type="float" office:value="13716">
            <text:p>13716</text:p>
          </table:table-cell>
          <table:table-cell office:value-type="float" office:value="32429">
            <text:p>32429</text:p>
          </table:table-cell>
          <table:table-cell table:number-columns-repeated="2" office:value-type="float" office:value="5096">
            <text:p>5096</text:p>
          </table:table-cell>
          <table:table-cell office:value-type="float" office:value="10263">
            <text:p>10263</text:p>
          </table:table-cell>
          <table:table-cell office:value-type="float" office:value="17093">
            <text:p>17093</text:p>
          </table:table-cell>
          <table:table-cell office:value-type="float" office:value="36088">
            <text:p>3608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64">
            <text:p>19064</text:p>
          </table:table-cell>
          <table:table-cell office:value-type="float" office:value="18894">
            <text:p>18894</text:p>
          </table:table-cell>
          <table:table-cell office:value-type="float" office:value="19220">
            <text:p>19220</text:p>
          </table:table-cell>
          <table:table-cell office:value-type="float" office:value="19149">
            <text:p>19149</text:p>
          </table:table-cell>
          <table:table-cell office:value-type="float" office:value="19090">
            <text:p>19090</text:p>
          </table:table-cell>
          <table:table-cell office:value-type="float" office:value="6042">
            <text:p>6042</text:p>
          </table:table-cell>
          <table:table-cell office:value-type="float" office:value="6132">
            <text:p>6132</text:p>
          </table:table-cell>
          <table:table-cell office:value-type="float" office:value="21375">
            <text:p>21375</text:p>
          </table:table-cell>
          <table:table-cell office:value-type="float" office:value="19316">
            <text:p>19316</text:p>
          </table:table-cell>
          <table:table-cell office:value-type="float" office:value="22165">
            <text:p>22165</text:p>
          </table:table-cell>
          <table:table-cell office:value-type="float" office:value="10033">
            <text:p>10033</text:p>
          </table:table-cell>
          <table:table-cell office:value-type="float" office:value="10105">
            <text:p>10105</text:p>
          </table:table-cell>
          <table:table-cell office:value-type="float" office:value="18731">
            <text:p>18731</text:p>
          </table:table-cell>
          <table:table-cell office:value-type="float" office:value="23499">
            <text:p>23499</text:p>
          </table:table-cell>
          <table:table-cell office:value-type="float" office:value="29588">
            <text:p>29588</text:p>
          </table:table-cell>
          <table:table-cell office:value-type="float" office:value="8752">
            <text:p>8752</text:p>
          </table:table-cell>
          <table:table-cell office:value-type="float" office:value="8888">
            <text:p>8888</text:p>
          </table:table-cell>
          <table:table-cell office:value-type="float" office:value="17301">
            <text:p>17301</text:p>
          </table:table-cell>
          <table:table-cell office:value-type="float" office:value="29066">
            <text:p>29066</text:p>
          </table:table-cell>
          <table:table-cell office:value-type="float" office:value="30397">
            <text:p>30397</text:p>
          </table:table-cell>
          <table:table-cell office:value-type="float" office:value="7935">
            <text:p>7935</text:p>
          </table:table-cell>
          <table:table-cell office:value-type="float" office:value="8100">
            <text:p>8100</text:p>
          </table:table-cell>
          <table:table-cell office:value-type="float" office:value="16826">
            <text:p>16826</text:p>
          </table:table-cell>
          <table:table-cell office:value-type="float" office:value="33580">
            <text:p>33580</text:p>
          </table:table-cell>
          <table:table-cell office:value-type="float" office:value="28624">
            <text:p>286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339">
            <text:p>19339</text:p>
          </table:table-cell>
          <table:table-cell office:value-type="float" office:value="19471">
            <text:p>19471</text:p>
          </table:table-cell>
          <table:table-cell office:value-type="float" office:value="19353">
            <text:p>19353</text:p>
          </table:table-cell>
          <table:table-cell office:value-type="float" office:value="19181">
            <text:p>19181</text:p>
          </table:table-cell>
          <table:table-cell office:value-type="float" office:value="19538">
            <text:p>19538</text:p>
          </table:table-cell>
          <table:table-cell office:value-type="float" office:value="13420">
            <text:p>13420</text:p>
          </table:table-cell>
          <table:table-cell office:value-type="float" office:value="13383">
            <text:p>13383</text:p>
          </table:table-cell>
          <table:table-cell office:value-type="float" office:value="18179">
            <text:p>18179</text:p>
          </table:table-cell>
          <table:table-cell office:value-type="float" office:value="25729">
            <text:p>25729</text:p>
          </table:table-cell>
          <table:table-cell office:value-type="float" office:value="23553">
            <text:p>23553</text:p>
          </table:table-cell>
          <table:table-cell office:value-type="float" office:value="11137">
            <text:p>11137</text:p>
          </table:table-cell>
          <table:table-cell office:value-type="float" office:value="10991">
            <text:p>10991</text:p>
          </table:table-cell>
          <table:table-cell office:value-type="float" office:value="22180">
            <text:p>22180</text:p>
          </table:table-cell>
          <table:table-cell office:value-type="float" office:value="29573">
            <text:p>29573</text:p>
          </table:table-cell>
          <table:table-cell office:value-type="float" office:value="18581">
            <text:p>18581</text:p>
          </table:table-cell>
          <table:table-cell office:value-type="float" office:value="10833">
            <text:p>10833</text:p>
          </table:table-cell>
          <table:table-cell office:value-type="float" office:value="10720">
            <text:p>10720</text:p>
          </table:table-cell>
          <table:table-cell office:value-type="float" office:value="20600">
            <text:p>20600</text:p>
          </table:table-cell>
          <table:table-cell office:value-type="float" office:value="30301">
            <text:p>30301</text:p>
          </table:table-cell>
          <table:table-cell office:value-type="float" office:value="14564">
            <text:p>14564</text:p>
          </table:table-cell>
          <table:table-cell office:value-type="float" office:value="9969">
            <text:p>9969</text:p>
          </table:table-cell>
          <table:table-cell office:value-type="float" office:value="10024">
            <text:p>10024</text:p>
          </table:table-cell>
          <table:table-cell office:value-type="float" office:value="20755">
            <text:p>20755</text:p>
          </table:table-cell>
          <table:table-cell office:value-type="float" office:value="27776">
            <text:p>27776</text:p>
          </table:table-cell>
          <table:table-cell office:value-type="float" office:value="9385">
            <text:p>93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789">
            <text:p>15789</text:p>
          </table:table-cell>
          <table:table-cell office:value-type="float" office:value="15887">
            <text:p>15887</text:p>
          </table:table-cell>
          <table:table-cell office:value-type="float" office:value="15808">
            <text:p>15808</text:p>
          </table:table-cell>
          <table:table-cell office:value-type="float" office:value="15839">
            <text:p>15839</text:p>
          </table:table-cell>
          <table:table-cell office:value-type="float" office:value="15609">
            <text:p>15609</text:p>
          </table:table-cell>
          <table:table-cell office:value-type="float" office:value="18062">
            <text:p>18062</text:p>
          </table:table-cell>
          <table:table-cell office:value-type="float" office:value="18105">
            <text:p>18105</text:p>
          </table:table-cell>
          <table:table-cell office:value-type="float" office:value="15276">
            <text:p>15276</text:p>
          </table:table-cell>
          <table:table-cell office:value-type="float" office:value="21627">
            <text:p>21627</text:p>
          </table:table-cell>
          <table:table-cell office:value-type="float" office:value="17152">
            <text:p>17152</text:p>
          </table:table-cell>
          <table:table-cell office:value-type="float" office:value="9665">
            <text:p>9665</text:p>
          </table:table-cell>
          <table:table-cell office:value-type="float" office:value="9633">
            <text:p>9633</text:p>
          </table:table-cell>
          <table:table-cell office:value-type="float" office:value="18067">
            <text:p>18067</text:p>
          </table:table-cell>
          <table:table-cell office:value-type="float" office:value="19919">
            <text:p>19919</text:p>
          </table:table-cell>
          <table:table-cell office:value-type="float" office:value="5044">
            <text:p>5044</text:p>
          </table:table-cell>
          <table:table-cell office:value-type="float" office:value="11815">
            <text:p>11815</text:p>
          </table:table-cell>
          <table:table-cell office:value-type="float" office:value="11970">
            <text:p>11970</text:p>
          </table:table-cell>
          <table:table-cell office:value-type="float" office:value="20197">
            <text:p>20197</text:p>
          </table:table-cell>
          <table:table-cell office:value-type="float" office:value="14008">
            <text:p>14008</text:p>
          </table:table-cell>
          <table:table-cell office:value-type="float" office:value="1942">
            <text:p>1942</text:p>
          </table:table-cell>
          <table:table-cell office:value-type="float" office:value="11407">
            <text:p>11407</text:p>
          </table:table-cell>
          <table:table-cell office:value-type="float" office:value="11105">
            <text:p>11105</text:p>
          </table:table-cell>
          <table:table-cell office:value-type="float" office:value="19264">
            <text:p>19264</text:p>
          </table:table-cell>
          <table:table-cell office:value-type="float" office:value="8096">
            <text:p>8096</text:p>
          </table:table-cell>
          <table:table-cell office:value-type="float" office:value="672">
            <text:p>67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657">
            <text:p>10657</text:p>
          </table:table-cell>
          <table:table-cell office:value-type="float" office:value="10606">
            <text:p>10606</text:p>
          </table:table-cell>
          <table:table-cell office:value-type="float" office:value="10685">
            <text:p>10685</text:p>
          </table:table-cell>
          <table:table-cell office:value-type="float" office:value="10851">
            <text:p>10851</text:p>
          </table:table-cell>
          <table:table-cell office:value-type="float" office:value="10793">
            <text:p>10793</text:p>
          </table:table-cell>
          <table:table-cell office:value-type="float" office:value="16487">
            <text:p>16487</text:p>
          </table:table-cell>
          <table:table-cell office:value-type="float" office:value="16877">
            <text:p>16877</text:p>
          </table:table-cell>
          <table:table-cell office:value-type="float" office:value="10343">
            <text:p>10343</text:p>
          </table:table-cell>
          <table:table-cell office:value-type="float" office:value="11543">
            <text:p>11543</text:p>
          </table:table-cell>
          <table:table-cell office:value-type="float" office:value="8105">
            <text:p>8105</text:p>
          </table:table-cell>
          <table:table-cell office:value-type="float" office:value="14269">
            <text:p>14269</text:p>
          </table:table-cell>
          <table:table-cell office:value-type="float" office:value="14282">
            <text:p>14282</text:p>
          </table:table-cell>
          <table:table-cell office:value-type="float" office:value="11266">
            <text:p>11266</text:p>
          </table:table-cell>
          <table:table-cell office:value-type="float" office:value="6190">
            <text:p>6190</text:p>
          </table:table-cell>
          <table:table-cell office:value-type="float" office:value="379">
            <text:p>379</text:p>
          </table:table-cell>
          <table:table-cell office:value-type="float" office:value="9601">
            <text:p>9601</text:p>
          </table:table-cell>
          <table:table-cell office:value-type="float" office:value="9796">
            <text:p>9796</text:p>
          </table:table-cell>
          <table:table-cell office:value-type="float" office:value="13892">
            <text:p>13892</text:p>
          </table:table-cell>
          <table:table-cell office:value-type="float" office:value="1858">
            <text:p>1858</text:p>
          </table:table-cell>
          <table:table-cell office:value-type="float" office:value="61">
            <text:p>61</text:p>
          </table:table-cell>
          <table:table-cell office:value-type="float" office:value="10565">
            <text:p>10565</text:p>
          </table:table-cell>
          <table:table-cell office:value-type="float" office:value="10767">
            <text:p>10767</text:p>
          </table:table-cell>
          <table:table-cell office:value-type="float" office:value="15801">
            <text:p>15801</text:p>
          </table:table-cell>
          <table:table-cell office:value-type="float" office:value="462">
            <text:p>46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80">
            <text:p>5280</text:p>
          </table:table-cell>
          <table:table-cell office:value-type="float" office:value="5217">
            <text:p>5217</text:p>
          </table:table-cell>
          <table:table-cell office:value-type="float" office:value="5326">
            <text:p>5326</text:p>
          </table:table-cell>
          <table:table-cell office:value-type="float" office:value="5219">
            <text:p>5219</text:p>
          </table:table-cell>
          <table:table-cell office:value-type="float" office:value="5244">
            <text:p>5244</text:p>
          </table:table-cell>
          <table:table-cell office:value-type="float" office:value="12700">
            <text:p>12700</text:p>
          </table:table-cell>
          <table:table-cell office:value-type="float" office:value="12786">
            <text:p>12786</text:p>
          </table:table-cell>
          <table:table-cell office:value-type="float" office:value="6216">
            <text:p>6216</text:p>
          </table:table-cell>
          <table:table-cell office:value-type="float" office:value="3424">
            <text:p>3424</text:p>
          </table:table-cell>
          <table:table-cell office:value-type="float" office:value="1848">
            <text:p>1848</text:p>
          </table:table-cell>
          <table:table-cell office:value-type="float" office:value="14338">
            <text:p>14338</text:p>
          </table:table-cell>
          <table:table-cell office:value-type="float" office:value="14818">
            <text:p>14818</text:p>
          </table:table-cell>
          <table:table-cell office:value-type="float" office:value="5585">
            <text:p>5585</text:p>
          </table:table-cell>
          <table:table-cell office:value-type="float" office:value="533">
            <text:p>533</text:p>
          </table:table-cell>
          <table:table-cell office:value-type="float" office:value="4">
            <text:p>4</text:p>
          </table:table-cell>
          <table:table-cell office:value-type="float" office:value="13209">
            <text:p>13209</text:p>
          </table:table-cell>
          <table:table-cell office:value-type="float" office:value="13109">
            <text:p>13109</text:p>
          </table:table-cell>
          <table:table-cell office:value-type="float" office:value="6493">
            <text:p>6493</text:p>
          </table:table-cell>
          <table:table-cell office:value-type="float" office:value="62">
            <text:p>62</text:p>
          </table:table-cell>
          <table:table-cell/>
          <table:table-cell office:value-type="float" office:value="10141">
            <text:p>10141</text:p>
          </table:table-cell>
          <table:table-cell office:value-type="float" office:value="10231">
            <text:p>10231</text:p>
          </table:table-cell>
          <table:table-cell office:value-type="float" office:value="7553">
            <text:p>7553</text:p>
          </table:table-cell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4">
            <text:p>2194</text:p>
          </table:table-cell>
          <table:table-cell office:value-type="float" office:value="2197">
            <text:p>2197</text:p>
          </table:table-cell>
          <table:table-cell office:value-type="float" office:value="2237">
            <text:p>2237</text:p>
          </table:table-cell>
          <table:table-cell office:value-type="float" office:value="2128">
            <text:p>2128</text:p>
          </table:table-cell>
          <table:table-cell office:value-type="float" office:value="2161">
            <text:p>2161</text:p>
          </table:table-cell>
          <table:table-cell office:value-type="float" office:value="8858">
            <text:p>8858</text:p>
          </table:table-cell>
          <table:table-cell office:value-type="float" office:value="8987">
            <text:p>8987</text:p>
          </table:table-cell>
          <table:table-cell office:value-type="float" office:value="3051">
            <text:p>3051</text:p>
          </table:table-cell>
          <table:table-cell office:value-type="float" office:value="352">
            <text:p>352</text:p>
          </table:table-cell>
          <table:table-cell office:value-type="float" office:value="153">
            <text:p>153</text:p>
          </table:table-cell>
          <table:table-cell office:value-type="float" office:value="11377">
            <text:p>11377</text:p>
          </table:table-cell>
          <table:table-cell office:value-type="float" office:value="11722">
            <text:p>11722</text:p>
          </table:table-cell>
          <table:table-cell office:value-type="float" office:value="2024">
            <text:p>2024</text:p>
          </table:table-cell>
          <table:table-cell office:value-type="float" office:value="10">
            <text:p>10</text:p>
          </table:table-cell>
          <table:table-cell/>
          <table:table-cell office:value-type="float" office:value="12301">
            <text:p>12301</text:p>
          </table:table-cell>
          <table:table-cell office:value-type="float" office:value="12731">
            <text:p>12731</text:p>
          </table:table-cell>
          <table:table-cell office:value-type="float" office:value="2156">
            <text:p>2156</text:p>
          </table:table-cell>
          <table:table-cell table:number-columns-repeated="2"/>
          <table:table-cell office:value-type="float" office:value="12798">
            <text:p>12798</text:p>
          </table:table-cell>
          <table:table-cell office:value-type="float" office:value="13395">
            <text:p>13395</text:p>
          </table:table-cell>
          <table:table-cell office:value-type="float" office:value="2228">
            <text:p>2228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float" office:value="4751">
            <text:p>4751</text:p>
          </table:table-cell>
          <table:table-cell office:value-type="float" office:value="4992">
            <text:p>4992</text:p>
          </table:table-cell>
          <table:table-cell office:value-type="float" office:value="1105">
            <text:p>110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608">
            <text:p>7608</text:p>
          </table:table-cell>
          <table:table-cell office:value-type="float" office:value="8379">
            <text:p>8379</text:p>
          </table:table-cell>
          <table:table-cell office:value-type="float" office:value="595">
            <text:p>595</text:p>
          </table:table-cell>
          <table:table-cell table:number-columns-repeated="2"/>
          <table:table-cell office:value-type="float" office:value="9105">
            <text:p>9105</text:p>
          </table:table-cell>
          <table:table-cell office:value-type="float" office:value="10240">
            <text:p>10240</text:p>
          </table:table-cell>
          <table:table-cell office:value-type="float" office:value="396">
            <text:p>396</text:p>
          </table:table-cell>
          <table:table-cell table:number-columns-repeated="2"/>
          <table:table-cell office:value-type="float" office:value="9983">
            <text:p>9983</text:p>
          </table:table-cell>
          <table:table-cell office:value-type="float" office:value="11391">
            <text:p>11391</text:p>
          </table:table-cell>
          <table:table-cell office:value-type="float" office:value="380">
            <text:p>380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2494">
            <text:p>2494</text:p>
          </table:table-cell>
          <table:table-cell office:value-type="float" office:value="2592">
            <text:p>2592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4520">
            <text:p>4520</text:p>
          </table:table-cell>
          <table:table-cell office:value-type="float" office:value="5022">
            <text:p>5022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float" office:value="6459">
            <text:p>6459</text:p>
          </table:table-cell>
          <table:table-cell office:value-type="float" office:value="7298">
            <text:p>729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7013">
            <text:p>7013</text:p>
          </table:table-cell>
          <table:table-cell office:value-type="float" office:value="8257">
            <text:p>8257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1182">
            <text:p>1182</text:p>
          </table:table-cell>
          <table:table-cell office:value-type="float" office:value="293">
            <text:p>29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722">
            <text:p>2722</text:p>
          </table:table-cell>
          <table:table-cell office:value-type="float" office:value="2114">
            <text:p>211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899">
            <text:p>3899</text:p>
          </table:table-cell>
          <table:table-cell office:value-type="float" office:value="3676">
            <text:p>367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19">
            <text:p>4719</text:p>
          </table:table-cell>
          <table:table-cell office:value-type="float" office:value="5050">
            <text:p>5050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office:value-type="float" office:value="1630">
            <text:p>1630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173">
            <text:p>2173</text:p>
          </table:table-cell>
          <table:table-cell office:value-type="float" office:value="689">
            <text:p>689</text:p>
          </table:table-cell>
          <table:table-cell table:number-columns-repeated="3"/>
          <table:table-cell office:value-type="float" office:value="3029">
            <text:p>3029</text:p>
          </table:table-cell>
          <table:table-cell office:value-type="float" office:value="2316">
            <text:p>2316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  <table:table-cell office:value-type="float" office:value="1212">
            <text:p>121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834">
            <text:p>1834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0"/>
          <table:table-cell office:value-type="float" office:value="1289">
            <text:p>1289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>
            <text:p>SUM</text:p>
          </table:table-cell>
          <table:table-cell table:number-matrix-columns-spanned="1" table:number-matrix-rows-spanned="1" table:formula="of:=SUM([.B6:.B14])" office:value-type="float" office:value="100000">
            <text:p>100000</text:p>
          </table:table-cell>
          <table:table-cell table:formula="of:=SUM([.C6:.C14])" office:value-type="float" office:value="100000">
            <text:p>100000</text:p>
          </table:table-cell>
          <table:table-cell table:number-matrix-columns-spanned="1" table:number-matrix-rows-spanned="1" table:formula="of:=SUM([.D6:.D14])" office:value-type="float" office:value="100000">
            <text:p>100000</text:p>
          </table:table-cell>
          <table:table-cell table:number-matrix-columns-spanned="1" table:number-matrix-rows-spanned="1" table:formula="of:=SUM([.E6:.E14])" office:value-type="float" office:value="100000">
            <text:p>100000</text:p>
          </table:table-cell>
          <table:table-cell table:number-matrix-columns-spanned="1" table:number-matrix-rows-spanned="1" table:formula="of:=SUM([.F6:.F14])" office:value-type="float" office:value="100000">
            <text:p>100000</text:p>
          </table:table-cell>
          <table:table-cell table:number-matrix-columns-spanned="1" table:number-matrix-rows-spanned="1" table:formula="of:=SUM([.G6:.G17])" office:value-type="float" office:value="100000">
            <text:p>100000</text:p>
          </table:table-cell>
          <table:table-cell table:number-matrix-columns-spanned="1" table:number-matrix-rows-spanned="1" table:formula="of:=SUM([.H6:.H17])" office:value-type="float" office:value="100000">
            <text:p>100000</text:p>
          </table:table-cell>
          <table:table-cell table:formula="of:=SUM([.I6:.I17])" office:value-type="float" office:value="100000">
            <text:p>100000</text:p>
          </table:table-cell>
          <table:table-cell table:number-matrix-columns-spanned="1" table:number-matrix-rows-spanned="1" table:formula="of:=SUM([.J6:.J15])" office:value-type="float" office:value="100000">
            <text:p>100000</text:p>
          </table:table-cell>
          <table:table-cell table:formula="of:=SUM([.K6:.K16])" office:value-type="float" office:value="100000">
            <text:p>100000</text:p>
          </table:table-cell>
          <table:table-cell table:number-matrix-columns-spanned="1" table:number-matrix-rows-spanned="1" table:formula="of:=SUM([.L6:.L18])" office:value-type="float" office:value="100000">
            <text:p>100000</text:p>
          </table:table-cell>
          <table:table-cell table:number-matrix-columns-spanned="1" table:number-matrix-rows-spanned="1" table:formula="of:=SUM([.M6:.M18])" office:value-type="float" office:value="100000">
            <text:p>100000</text:p>
          </table:table-cell>
          <table:table-cell table:number-matrix-columns-spanned="1" table:number-matrix-rows-spanned="1" table:formula="of:=SUM([.N6:.N18])" office:value-type="float" office:value="100000">
            <text:p>100000</text:p>
          </table:table-cell>
          <table:table-cell table:number-matrix-columns-spanned="1" table:number-matrix-rows-spanned="1" table:formula="of:=SUM([.O6:.O14])" office:value-type="float" office:value="100000">
            <text:p>100000</text:p>
          </table:table-cell>
          <table:table-cell table:number-matrix-columns-spanned="1" table:number-matrix-rows-spanned="1" table:formula="of:=SUM([.P6:.P16])" office:value-type="float" office:value="100000">
            <text:p>100000</text:p>
          </table:table-cell>
          <table:table-cell table:number-matrix-columns-spanned="1" table:number-matrix-rows-spanned="1" table:formula="of:=SUM([.Q6:.Q19])" office:value-type="float" office:value="100000">
            <text:p>100000</text:p>
          </table:table-cell>
          <table:table-cell table:number-matrix-columns-spanned="1" table:number-matrix-rows-spanned="1" table:formula="of:=SUM([.R6:.R19])" office:value-type="float" office:value="100000">
            <text:p>100000</text:p>
          </table:table-cell>
          <table:table-cell table:number-matrix-columns-spanned="1" table:number-matrix-rows-spanned="1" table:formula="of:=SUM([.S6:.S17])" office:value-type="float" office:value="100000">
            <text:p>100000</text:p>
          </table:table-cell>
          <table:table-cell table:number-matrix-columns-spanned="1" table:number-matrix-rows-spanned="1" table:formula="of:=SUM([.T6:.T13])" office:value-type="float" office:value="100000">
            <text:p>100000</text:p>
          </table:table-cell>
          <table:table-cell table:number-matrix-columns-spanned="1" table:number-matrix-rows-spanned="1" table:formula="of:=SUM([.U6:.U15])" office:value-type="float" office:value="100000">
            <text:p>100000</text:p>
          </table:table-cell>
          <table:table-cell table:number-matrix-columns-spanned="1" table:number-matrix-rows-spanned="1" table:formula="of:=SUM([.V6:.V21])" office:value-type="float" office:value="100000">
            <text:p>100000</text:p>
          </table:table-cell>
          <table:table-cell table:number-matrix-columns-spanned="1" table:number-matrix-rows-spanned="1" table:formula="of:=SUM([.W6:.W19])" office:value-type="float" office:value="100000">
            <text:p>100000</text:p>
          </table:table-cell>
          <table:table-cell table:number-matrix-columns-spanned="1" table:number-matrix-rows-spanned="1" table:formula="of:=SUM([.X6:.X19])" office:value-type="float" office:value="100000">
            <text:p>100000</text:p>
          </table:table-cell>
          <table:table-cell table:number-matrix-columns-spanned="1" table:number-matrix-rows-spanned="1" table:formula="of:=SUM([.Y6:.Y14])" office:value-type="float" office:value="100000">
            <text:p>100000</text:p>
          </table:table-cell>
          <table:table-cell table:number-matrix-columns-spanned="1" table:number-matrix-rows-spanned="1" table:formula="of:=SUM([.Z6:.Z20])" office:value-type="float" office:value="100000">
            <text:p>100000</text:p>
          </table:table-cell>
          <table:table-cell/>
        </table:table-row>
        <table:table-row table:style-name="ro1">
          <table:table-cell/>
          <table:table-cell table:number-matrix-columns-spanned="1" table:number-matrix-rows-spanned="1" table:formula="of:=[.B6]*[.$A6]+[.B7]*[.$A7]+[.B8]*[.$A8]+[.B9]*[.$A9]+[.B10]*[.$A10]+[.B11]*[.$A11]+[.B12]*[.$A12]+[.B13]*[.$A13]+[.B14]*[.$A14]+[.B15]*[.$A15]+[.B16]*[.$A16]+[.B17]*[.$A17]+[.B18]*[.$A18]+[.B19]*[.$A19]+[.B20]*[.$A20]" office:value-type="float" office:value="571413">
            <text:p>571413</text:p>
          </table:table-cell>
          <table:table-cell table:number-matrix-columns-spanned="1" table:number-matrix-rows-spanned="1" table:formula="of:=[.C6]*[.$A6]+[.C7]*[.$A7]+[.C8]*[.$A8]+[.C9]*[.$A9]+[.C10]*[.$A10]+[.C11]*[.$A11]+[.C12]*[.$A12]+[.C13]*[.$A13]+[.C14]*[.$A14]+[.C15]*[.$A15]+[.C16]*[.$A16]+[.C17]*[.$A17]+[.C18]*[.$A18]+[.C19]*[.$A19]+[.C20]*[.$A20]" office:value-type="float" office:value="571241">
            <text:p>571241</text:p>
          </table:table-cell>
          <table:table-cell table:number-matrix-columns-spanned="1" table:number-matrix-rows-spanned="1" table:formula="of:=[.D6]*[.$A6]+[.D7]*[.$A7]+[.D8]*[.$A8]+[.D9]*[.$A9]+[.D10]*[.$A10]+[.D11]*[.$A11]+[.D12]*[.$A12]+[.D13]*[.$A13]+[.D14]*[.$A14]+[.D15]*[.$A15]+[.D16]*[.$A16]+[.D17]*[.$A17]+[.D18]*[.$A18]+[.D19]*[.$A19]+[.D20]*[.$A20]" office:value-type="float" office:value="572474">
            <text:p>572474</text:p>
          </table:table-cell>
          <table:table-cell table:number-matrix-columns-spanned="1" table:number-matrix-rows-spanned="1" table:formula="of:=[.E6]*[.$A6]+[.E7]*[.$A7]+[.E8]*[.$A8]+[.E9]*[.$A9]+[.E10]*[.$A10]+[.E11]*[.$A11]+[.E12]*[.$A12]+[.E13]*[.$A13]+[.E14]*[.$A14]+[.E15]*[.$A15]+[.E16]*[.$A16]+[.E17]*[.$A17]+[.E18]*[.$A18]+[.E19]*[.$A19]+[.E20]*[.$A20]" office:value-type="float" office:value="571437">
            <text:p>571437</text:p>
          </table:table-cell>
          <table:table-cell table:number-matrix-columns-spanned="1" table:number-matrix-rows-spanned="1" table:formula="of:=[.F6]*[.$A6]+[.F7]*[.$A7]+[.F8]*[.$A8]+[.F9]*[.$A9]+[.F10]*[.$A10]+[.F11]*[.$A11]+[.F12]*[.$A12]+[.F13]*[.$A13]+[.F14]*[.$A14]+[.F15]*[.$A15]+[.F16]*[.$A16]+[.F17]*[.$A17]+[.F18]*[.$A18]+[.F19]*[.$A19]+[.F20]*[.$A20]" office:value-type="float" office:value="571640">
            <text:p>571640</text:p>
          </table:table-cell>
          <table:table-cell table:number-matrix-columns-spanned="1" table:number-matrix-rows-spanned="1" table:formula="of:=[.G6]*[.$A6]+[.G7]*[.$A7]+[.G8]*[.$A8]+[.G9]*[.$A9]+[.G10]*[.$A10]+[.G11]*[.$A11]+[.G12]*[.$A12]+[.G13]*[.$A13]+[.G14]*[.$A14]+[.G15]*[.$A15]+[.G16]*[.$A16]+[.G17]*[.$A17]+[.G18]*[.$A18]+[.G19]*[.$A19]+[.G20]*[.$A20]" office:value-type="float" office:value="724299">
            <text:p>724299</text:p>
          </table:table-cell>
          <table:table-cell table:number-matrix-columns-spanned="1" table:number-matrix-rows-spanned="1" table:formula="of:=[.H6]*[.$A6]+[.H7]*[.$A7]+[.H8]*[.$A8]+[.H9]*[.$A9]+[.H10]*[.$A10]+[.H11]*[.$A11]+[.H12]*[.$A12]+[.H13]*[.$A13]+[.H14]*[.$A14]+[.H15]*[.$A15]+[.H16]*[.$A16]+[.H17]*[.$A17]+[.H18]*[.$A18]+[.H19]*[.$A19]+[.H20]*[.$A20]" office:value-type="float" office:value="721881">
            <text:p>721881</text:p>
          </table:table-cell>
          <table:table-cell table:number-matrix-columns-spanned="1" table:number-matrix-rows-spanned="1" table:formula="of:=[.I6]*[.$A6]+[.I7]*[.$A7]+[.I8]*[.$A8]+[.I9]*[.$A9]+[.I10]*[.$A10]+[.I11]*[.$A11]+[.I12]*[.$A12]+[.I13]*[.$A13]+[.I14]*[.$A14]+[.I15]*[.$A15]+[.I16]*[.$A16]+[.I17]*[.$A17]+[.I18]*[.$A18]+[.I19]*[.$A19]+[.I20]*[.$A20]" office:value-type="float" office:value="591828">
            <text:p>591828</text:p>
          </table:table-cell>
          <table:table-cell table:number-matrix-columns-spanned="1" table:number-matrix-rows-spanned="1" table:formula="of:=[.J6]*[.$A6]+[.J7]*[.$A7]+[.J8]*[.$A8]+[.J9]*[.$A9]+[.J10]*[.$A10]+[.J11]*[.$A11]+[.J12]*[.$A12]+[.J13]*[.$A13]+[.J14]*[.$A14]+[.J15]*[.$A15]+[.J16]*[.$A16]+[.J17]*[.$A17]+[.J18]*[.$A18]+[.J19]*[.$A19]+[.J20]*[.$A20]" office:value-type="float" office:value="590314">
            <text:p>590314</text:p>
          </table:table-cell>
          <table:table-cell table:number-matrix-columns-spanned="1" table:number-matrix-rows-spanned="1" table:formula="of:=[.K6]*[.$A6]+[.K7]*[.$A7]+[.K8]*[.$A8]+[.K9]*[.$A9]+[.K10]*[.$A10]+[.K11]*[.$A11]+[.K12]*[.$A12]+[.K13]*[.$A13]+[.K14]*[.$A14]+[.K15]*[.$A15]+[.K16]*[.$A16]+[.K17]*[.$A17]+[.K18]*[.$A18]+[.K19]*[.$A19]+[.K20]*[.$A20]" office:value-type="float" office:value="549345">
            <text:p>549345</text:p>
          </table:table-cell>
          <table:table-cell table:number-matrix-columns-spanned="1" table:number-matrix-rows-spanned="1" table:formula="of:=[.L6]*[.$A6]+[.L7]*[.$A7]+[.L8]*[.$A8]+[.L9]*[.$A9]+[.L10]*[.$A10]+[.L11]*[.$A11]+[.L12]*[.$A12]+[.L13]*[.$A13]+[.L14]*[.$A14]+[.L15]*[.$A15]+[.L16]*[.$A16]+[.L17]*[.$A17]+[.L18]*[.$A18]+[.L19]*[.$A19]+[.L20]*[.$A20]" office:value-type="float" office:value="781269">
            <text:p>781269</text:p>
          </table:table-cell>
          <table:table-cell table:number-matrix-columns-spanned="1" table:number-matrix-rows-spanned="1" table:formula="of:=[.M6]*[.$A6]+[.M7]*[.$A7]+[.M8]*[.$A8]+[.M9]*[.$A9]+[.M10]*[.$A10]+[.M11]*[.$A11]+[.M12]*[.$A12]+[.M13]*[.$A13]+[.M14]*[.$A14]+[.M15]*[.$A15]+[.M16]*[.$A16]+[.M17]*[.$A17]+[.M18]*[.$A18]+[.M19]*[.$A19]+[.M20]*[.$A20]" office:value-type="float" office:value="775918">
            <text:p>775918</text:p>
          </table:table-cell>
          <table:table-cell table:number-matrix-columns-spanned="1" table:number-matrix-rows-spanned="1" table:formula="of:=[.N6]*[.$A6]+[.N7]*[.$A7]+[.N8]*[.$A8]+[.N9]*[.$A9]+[.N10]*[.$A10]+[.N11]*[.$A11]+[.N12]*[.$A12]+[.N13]*[.$A13]+[.N14]*[.$A14]+[.N15]*[.$A15]+[.N16]*[.$A16]+[.N17]*[.$A17]+[.N18]*[.$A18]+[.N19]*[.$A19]+[.N20]*[.$A20]" office:value-type="float" office:value="596272">
            <text:p>596272</text:p>
          </table:table-cell>
          <table:table-cell table:number-matrix-columns-spanned="1" table:number-matrix-rows-spanned="1" table:formula="of:=[.O6]*[.$A6]+[.O7]*[.$A7]+[.O8]*[.$A8]+[.O9]*[.$A9]+[.O10]*[.$A10]+[.O11]*[.$A11]+[.O12]*[.$A12]+[.O13]*[.$A13]+[.O14]*[.$A14]+[.O15]*[.$A15]+[.O16]*[.$A16]+[.O17]*[.$A17]+[.O18]*[.$A18]+[.O19]*[.$A19]+[.O20]*[.$A20]" office:value-type="float" office:value="558745">
            <text:p>558745</text:p>
          </table:table-cell>
          <table:table-cell table:number-matrix-columns-spanned="1" table:number-matrix-rows-spanned="1" table:formula="of:=[.P6]*[.$A6]+[.P7]*[.$A7]+[.P8]*[.$A8]+[.P9]*[.$A9]+[.P10]*[.$A10]+[.P11]*[.$A11]+[.P12]*[.$A12]+[.P13]*[.$A13]+[.P14]*[.$A14]+[.P15]*[.$A15]+[.P16]*[.$A16]+[.P17]*[.$A17]+[.P18]*[.$A18]+[.P19]*[.$A19]+[.P20]*[.$A20]" office:value-type="float" office:value="462599">
            <text:p>462599</text:p>
          </table:table-cell>
          <table:table-cell table:number-matrix-columns-spanned="1" table:number-matrix-rows-spanned="1" table:formula="of:=[.Q6]*[.$A6]+[.Q7]*[.$A7]+[.Q8]*[.$A8]+[.Q9]*[.$A9]+[.Q10]*[.$A10]+[.Q11]*[.$A11]+[.Q12]*[.$A12]+[.Q13]*[.$A13]+[.Q14]*[.$A14]+[.Q15]*[.$A15]+[.Q16]*[.$A16]+[.Q17]*[.$A17]+[.Q18]*[.$A18]+[.Q19]*[.$A19]+[.Q20]*[.$A20]" office:value-type="float" office:value="823443">
            <text:p>823443</text:p>
          </table:table-cell>
          <table:table-cell table:number-matrix-columns-spanned="1" table:number-matrix-rows-spanned="1" table:formula="of:=[.R6]*[.$A6]+[.R7]*[.$A7]+[.R8]*[.$A8]+[.R9]*[.$A9]+[.R10]*[.$A10]+[.R11]*[.$A11]+[.R12]*[.$A12]+[.R13]*[.$A13]+[.R14]*[.$A14]+[.R15]*[.$A15]+[.R16]*[.$A16]+[.R17]*[.$A17]+[.R18]*[.$A18]+[.R19]*[.$A19]+[.R20]*[.$A20]" office:value-type="float" office:value="811230">
            <text:p>811230</text:p>
          </table:table-cell>
          <table:table-cell table:number-matrix-columns-spanned="1" table:number-matrix-rows-spanned="1" table:formula="of:=[.S6]*[.$A6]+[.S7]*[.$A7]+[.S8]*[.$A8]+[.S9]*[.$A9]+[.S10]*[.$A10]+[.S11]*[.$A11]+[.S12]*[.$A12]+[.S13]*[.$A13]+[.S14]*[.$A14]+[.S15]*[.$A15]+[.S16]*[.$A16]+[.S17]*[.$A17]+[.S18]*[.$A18]+[.S19]*[.$A19]+[.S20]*[.$A20]" office:value-type="float" office:value="613185">
            <text:p>613185</text:p>
          </table:table-cell>
          <table:table-cell table:number-matrix-columns-spanned="1" table:number-matrix-rows-spanned="1" table:formula="of:=[.T6]*[.$A6]+[.T7]*[.$A7]+[.T8]*[.$A8]+[.T9]*[.$A9]+[.T10]*[.$A10]+[.T11]*[.$A11]+[.T12]*[.$A12]+[.T13]*[.$A13]+[.T14]*[.$A14]+[.T15]*[.$A15]+[.T16]*[.$A16]+[.T17]*[.$A17]+[.T18]*[.$A18]+[.T19]*[.$A19]+[.T20]*[.$A20]" office:value-type="float" office:value="526806">
            <text:p>526806</text:p>
          </table:table-cell>
          <table:table-cell table:number-matrix-columns-spanned="1" table:number-matrix-rows-spanned="1" table:formula="of:=[.U6]*[.$A6]+[.U7]*[.$A7]+[.U8]*[.$A8]+[.U9]*[.$A9]+[.U10]*[.$A10]+[.U11]*[.$A11]+[.U12]*[.$A12]+[.U13]*[.$A13]+[.U14]*[.$A14]+[.U15]*[.$A15]+[.U16]*[.$A16]+[.U17]*[.$A17]+[.U18]*[.$A18]+[.U19]*[.$A19]+[.U20]*[.$A20]" office:value-type="float" office:value="441630">
            <text:p>441630</text:p>
          </table:table-cell>
          <table:table-cell table:number-matrix-columns-spanned="1" table:number-matrix-rows-spanned="1" table:formula="of:=[.V6]*[.$A6]+[.V7]*[.$A7]+[.V8]*[.$A8]+[.V9]*[.$A9]+[.V10]*[.$A10]+[.V11]*[.$A11]+[.V12]*[.$A12]+[.V13]*[.$A13]+[.V14]*[.$A14]+[.V15]*[.$A15]+[.V16]*[.$A16]+[.V17]*[.$A17]+[.V18]*[.$A18]+[.V19]*[.$A19]+[.V20]*[.$A20]" office:value-type="float" office:value="860530">
            <text:p>860530</text:p>
          </table:table-cell>
          <table:table-cell table:number-matrix-columns-spanned="1" table:number-matrix-rows-spanned="1" table:formula="of:=[.W6]*[.$A6]+[.W7]*[.$A7]+[.W8]*[.$A8]+[.W9]*[.$A9]+[.W10]*[.$A10]+[.W11]*[.$A11]+[.W12]*[.$A12]+[.W13]*[.$A13]+[.W14]*[.$A14]+[.W15]*[.$A15]+[.W16]*[.$A16]+[.W17]*[.$A17]+[.W18]*[.$A18]+[.W19]*[.$A19]+[.W20]*[.$A20]" office:value-type="float" office:value="845349">
            <text:p>845349</text:p>
          </table:table-cell>
          <table:table-cell table:number-matrix-columns-spanned="1" table:number-matrix-rows-spanned="1" table:formula="of:=[.X6]*[.$A6]+[.X7]*[.$A7]+[.X8]*[.$A8]+[.X9]*[.$A9]+[.X10]*[.$A10]+[.X11]*[.$A11]+[.X12]*[.$A12]+[.X13]*[.$A13]+[.X14]*[.$A14]+[.X15]*[.$A15]+[.X16]*[.$A16]+[.X17]*[.$A17]+[.X18]*[.$A18]+[.X19]*[.$A19]+[.X20]*[.$A20]" office:value-type="float" office:value="624429">
            <text:p>624429</text:p>
          </table:table-cell>
          <table:table-cell table:number-matrix-columns-spanned="1" table:number-matrix-rows-spanned="1" table:formula="of:=[.Y6]*[.$A6]+[.Y7]*[.$A7]+[.Y8]*[.$A8]+[.Y9]*[.$A9]+[.Y10]*[.$A10]+[.Y11]*[.$A11]+[.Y12]*[.$A12]+[.Y13]*[.$A13]+[.Y14]*[.$A14]+[.Y15]*[.$A15]+[.Y16]*[.$A16]+[.Y17]*[.$A17]+[.Y18]*[.$A18]+[.Y19]*[.$A19]+[.Y20]*[.$A20]" office:value-type="float" office:value="500796">
            <text:p>500796</text:p>
          </table:table-cell>
          <table:table-cell table:number-matrix-columns-spanned="1" table:number-matrix-rows-spanned="1" table:formula="of:=[.Z6]*[.$A6]+[.Z7]*[.$A7]+[.Z8]*[.$A8]+[.Z9]*[.$A9]+[.Z10]*[.$A10]+[.Z11]*[.$A11]+[.Z12]*[.$A12]+[.Z13]*[.$A13]+[.Z14]*[.$A14]+[.Z15]*[.$A15]+[.Z16]*[.$A16]+[.Z17]*[.$A17]+[.Z18]*[.$A18]+[.Z19]*[.$A19]+[.Z20]*[.$A20]" office:value-type="float" office:value="420979">
            <text:p>420979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formula="of:=[.B24]/[.B23]" office:value-type="float" office:value="5.71413">
            <text:p>5.71413</text:p>
          </table:table-cell>
          <table:table-cell table:formula="of:=[.C24]/[.C23]" office:value-type="float" office:value="5.71241">
            <text:p>5.71241</text:p>
          </table:table-cell>
          <table:table-cell table:formula="of:=[.D24]/[.D23]" office:value-type="float" office:value="5.72474">
            <text:p>5.72474</text:p>
          </table:table-cell>
          <table:table-cell table:formula="of:=[.E24]/[.E23]" office:value-type="float" office:value="5.71437">
            <text:p>5.71437</text:p>
          </table:table-cell>
          <table:table-cell table:formula="of:=[.F24]/[.F23]" office:value-type="float" office:value="5.7164">
            <text:p>5.7164</text:p>
          </table:table-cell>
          <table:table-cell table:formula="of:=[.G24]/[.G23]" office:value-type="float" office:value="7.24299">
            <text:p>7.24299</text:p>
          </table:table-cell>
          <table:table-cell table:formula="of:=[.H24]/[.H23]" office:value-type="float" office:value="7.21881">
            <text:p>7.21881</text:p>
          </table:table-cell>
          <table:table-cell table:formula="of:=[.I24]/[.I23]" office:value-type="float" office:value="5.91828">
            <text:p>5.91828</text:p>
          </table:table-cell>
          <table:table-cell table:formula="of:=[.J24]/[.J23]" office:value-type="float" office:value="5.90314">
            <text:p>5.90314</text:p>
          </table:table-cell>
          <table:table-cell table:formula="of:=[.K24]/[.K23]" office:value-type="float" office:value="5.49345">
            <text:p>5.49345</text:p>
          </table:table-cell>
          <table:table-cell table:formula="of:=[.L24]/[.L23]" office:value-type="float" office:value="7.81269">
            <text:p>7.81269</text:p>
          </table:table-cell>
          <table:table-cell table:formula="of:=[.M24]/[.M23]" office:value-type="float" office:value="7.75918">
            <text:p>7.75918</text:p>
          </table:table-cell>
          <table:table-cell table:formula="of:=[.N24]/[.N23]" office:value-type="float" office:value="5.96272">
            <text:p>5.96272</text:p>
          </table:table-cell>
          <table:table-cell table:formula="of:=[.O24]/[.O23]" office:value-type="float" office:value="5.58745">
            <text:p>5.58745</text:p>
          </table:table-cell>
          <table:table-cell table:formula="of:=[.P24]/[.P23]" office:value-type="float" office:value="4.62599">
            <text:p>4.62599</text:p>
          </table:table-cell>
          <table:table-cell table:formula="of:=[.Q24]/[.Q23]" office:value-type="float" office:value="8.23443">
            <text:p>8.23443</text:p>
          </table:table-cell>
          <table:table-cell table:formula="of:=[.R24]/[.R23]" office:value-type="float" office:value="8.1123">
            <text:p>8.1123</text:p>
          </table:table-cell>
          <table:table-cell table:formula="of:=[.S24]/[.S23]" office:value-type="float" office:value="6.13185">
            <text:p>6.13185</text:p>
          </table:table-cell>
          <table:table-cell table:formula="of:=[.T24]/[.T23]" office:value-type="float" office:value="5.26806">
            <text:p>5.26806</text:p>
          </table:table-cell>
          <table:table-cell table:formula="of:=[.U24]/[.U23]" office:value-type="float" office:value="4.4163">
            <text:p>4.4163</text:p>
          </table:table-cell>
          <table:table-cell table:formula="of:=[.V24]/[.V23]" office:value-type="float" office:value="8.6053">
            <text:p>8.6053</text:p>
          </table:table-cell>
          <table:table-cell table:formula="of:=[.W24]/[.W23]" office:value-type="float" office:value="8.45349">
            <text:p>8.45349</text:p>
          </table:table-cell>
          <table:table-cell table:formula="of:=[.X24]/[.X23]" office:value-type="float" office:value="6.24429">
            <text:p>6.24429</text:p>
          </table:table-cell>
          <table:table-cell table:formula="of:=[.Y24]/[.Y23]" office:value-type="float" office:value="5.00796">
            <text:p>5.00796</text:p>
          </table:table-cell>
          <table:table-cell table:formula="of:=[.Z24]/[.Z23]" office:value-type="float" office:value="4.20979">
            <text:p>4.20979</text:p>
          </table:table-cell>
          <table:table-cell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>
          <table:table-cell office:value-type="string">
            <text:p>Asian notes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ad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rap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ea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01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ka </meta:initial-creator>
    <meta:creation-date>2012-01-04T19:23:08</meta:creation-date>
    <dc:date>2012-01-05T01:09:59</dc:date>
    <dc:creator>baska </dc:creator>
    <meta:editing-duration>PT2H38M3S</meta:editing-duration>
    <meta:editing-cycles>37</meta:editing-cycles>
    <meta:generator>LibreOffice/3.4$Unix LibreOffice_project/340m1$Build-402</meta:generator>
    <meta:document-statistic meta:table-count="3" meta:cell-count="559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5.296cm" svg:y="0.315cm" chart:style-name="ch2">
          <text:p>Average number of rounds</text:p>
        </chart:title>
        <chart:legend chart:legend-position="end" svg:x="14.609cm" svg:y="3.204cm" style:legend-expansion="high" chart:style-name="ch3"/>
        <chart:plot-area chart:style-name="ch4" table:cell-range-address="'AVG #rounds'.A2:'AVG #rounds'.F7" chart:data-source-has-labels="both" svg:x="0.769cm" svg:y="1.631cm" svg:width="13.202cm" svg:height="6.769cm">
          <chartooo:coordinate-region svg:x="1.39cm" svg:y="1.83cm" svg:width="12.581cm" svg:height="5.923cm"/>
          <chart:axis chart:dimension="x" chart:name="primary-x" chart:style-name="ch5" chartooo:axis-type="auto">
            <chartooo:date-scale/>
            <chart:categories table:cell-range-address="'AVG #rounds'.A3:'AVG #round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VG #rounds'.B3:'AVG #rounds'.B7" chart:label-cell-address="'AVG #rounds'.B2:'AVG #rounds'.B2" chart:class="chart:bar">
            <chart:data-point chart:repeated="5"/>
          </chart:series>
          <chart:series chart:style-name="ch9" chart:values-cell-range-address="'AVG #rounds'.C3:'AVG #rounds'.C7" chart:label-cell-address="'AVG #rounds'.C2:'AVG #rounds'.C2" chart:class="chart:bar">
            <chart:data-point chart:repeated="5"/>
          </chart:series>
          <chart:series chart:style-name="ch10" chart:values-cell-range-address="'AVG #rounds'.D3:'AVG #rounds'.D7" chart:label-cell-address="'AVG #rounds'.D2:'AVG #rounds'.D2" chart:class="chart:bar">
            <chart:data-point chart:repeated="5"/>
          </chart:series>
          <chart:series chart:style-name="ch11" chart:values-cell-range-address="'AVG #rounds'.E3:'AVG #rounds'.E7" chart:label-cell-address="'AVG #rounds'.E2:'AVG #rounds'.E2" chart:class="chart:bar">
            <chart:data-point chart:repeated="5"/>
          </chart:series>
          <chart:series chart:style-name="ch12" chart:values-cell-range-address="'AVG #rounds'.F3:'AVG #rounds'.F7" chart:label-cell-address="'AVG #rounds'.F2:'AVG #rounds'.F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AVG #rounds'.B2:'AVG #rounds'.B2</svg:desc>
                </draw:g>
              </table:table-cell>
              <table:table-cell office:value-type="string">
                <text:p>AI-1</text:p>
                <draw:g>
                  <svg:desc>'AVG #rounds'.C2:'AVG #rounds'.C2</svg:desc>
                </draw:g>
              </table:table-cell>
              <table:table-cell office:value-type="string">
                <text:p>AI-3</text:p>
                <draw:g>
                  <svg:desc>'AVG #rounds'.D2:'AVG #rounds'.D2</svg:desc>
                </draw:g>
              </table:table-cell>
              <table:table-cell office:value-type="string">
                <text:p>AI-5</text:p>
                <draw:g>
                  <svg:desc>'AVG #rounds'.E2:'AVG #rounds'.E2</svg:desc>
                </draw:g>
              </table:table-cell>
              <table:table-cell office:value-type="string">
                <text:p>AI-7</text:p>
                <draw:g>
                  <svg:desc>'AVG #rounds'.F2:'AVG #round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Players</text:p>
                <draw:g>
                  <svg:desc>'AVG #rounds'.A3:'AVG #rounds'.A7</svg:desc>
                </draw:g>
              </table:table-cell>
              <table:table-cell office:value-type="float" office:value="5.71413">
                <text:p>5.71413</text:p>
                <draw:g>
                  <svg:desc>'AVG #rounds'.B3:'AVG #rounds'.B7</svg:desc>
                </draw:g>
              </table:table-cell>
              <table:table-cell office:value-type="float" office:value="5.71241">
                <text:p>5.71241</text:p>
                <draw:g>
                  <svg:desc>'AVG #rounds'.C3:'AVG #rounds'.C7</svg:desc>
                </draw:g>
              </table:table-cell>
              <table:table-cell office:value-type="float" office:value="5.72474">
                <text:p>5.72474</text:p>
                <draw:g>
                  <svg:desc>'AVG #rounds'.D3:'AVG #rounds'.D7</svg:desc>
                </draw:g>
              </table:table-cell>
              <table:table-cell office:value-type="float" office:value="5.71437">
                <text:p>5.71437</text:p>
                <draw:g>
                  <svg:desc>'AVG #rounds'.E3:'AVG #rounds'.E7</svg:desc>
                </draw:g>
              </table:table-cell>
              <table:table-cell office:value-type="float" office:value="5.7164">
                <text:p>5.7164</text:p>
                <draw:g>
                  <svg:desc>'AVG #rounds'.F3:'AVG #rounds'.F7</svg:desc>
                </draw:g>
              </table:table-cell>
            </table:table-row>
            <table:table-row>
              <table:table-cell office:value-type="string">
                <text:p>3 Players</text:p>
              </table:table-cell>
              <table:table-cell office:value-type="float" office:value="7.24299">
                <text:p>7.24299</text:p>
              </table:table-cell>
              <table:table-cell office:value-type="float" office:value="7.21881">
                <text:p>7.21881</text:p>
              </table:table-cell>
              <table:table-cell office:value-type="float" office:value="5.91828">
                <text:p>5.91828</text:p>
              </table:table-cell>
              <table:table-cell office:value-type="float" office:value="5.90314">
                <text:p>5.90314</text:p>
              </table:table-cell>
              <table:table-cell office:value-type="float" office:value="5.49345">
                <text:p>5.49345</text:p>
              </table:table-cell>
            </table:table-row>
            <table:table-row>
              <table:table-cell office:value-type="string">
                <text:p>4 Players</text:p>
              </table:table-cell>
              <table:table-cell office:value-type="float" office:value="7.81269">
                <text:p>7.81269</text:p>
              </table:table-cell>
              <table:table-cell office:value-type="float" office:value="7.75918">
                <text:p>7.75918</text:p>
              </table:table-cell>
              <table:table-cell office:value-type="float" office:value="5.96272">
                <text:p>5.96272</text:p>
              </table:table-cell>
              <table:table-cell office:value-type="float" office:value="5.58745">
                <text:p>5.58745</text:p>
              </table:table-cell>
              <table:table-cell office:value-type="float" office:value="4.62599">
                <text:p>4.62599</text:p>
              </table:table-cell>
            </table:table-row>
            <table:table-row>
              <table:table-cell office:value-type="string">
                <text:p>5 Players</text:p>
              </table:table-cell>
              <table:table-cell office:value-type="float" office:value="8.23443">
                <text:p>8.23443</text:p>
              </table:table-cell>
              <table:table-cell office:value-type="float" office:value="8.1123">
                <text:p>8.1123</text:p>
              </table:table-cell>
              <table:table-cell office:value-type="float" office:value="6.13185">
                <text:p>6.13185</text:p>
              </table:table-cell>
              <table:table-cell office:value-type="float" office:value="5.26806">
                <text:p>5.26806</text:p>
              </table:table-cell>
              <table:table-cell office:value-type="float" office:value="4.4163">
                <text:p>4.4163</text:p>
              </table:table-cell>
            </table:table-row>
            <table:table-row>
              <table:table-cell office:value-type="string">
                <text:p>6 Players</text:p>
              </table:table-cell>
              <table:table-cell office:value-type="float" office:value="8.6053">
                <text:p>8.6053</text:p>
              </table:table-cell>
              <table:table-cell office:value-type="float" office:value="8.45349">
                <text:p>8.45349</text:p>
              </table:table-cell>
              <table:table-cell office:value-type="float" office:value="6.24429">
                <text:p>6.24429</text:p>
              </table:table-cell>
              <table:table-cell office:value-type="float" office:value="5.00796">
                <text:p>5.00796</text:p>
              </table:table-cell>
              <table:table-cell office:value-type="float" office:value="4.20979">
                <text:p>4.20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style-name="ch1">
        <chart:title svg:x="7.097cm" svg:y="0.315cm" chart:style-name="ch2">
          <text:p>2 Player</text:p>
        </chart:title>
        <chart:subtitle svg:x="7.176cm" svg:y="1.273cm" chart:style-name="ch3">
          <text:p># rounds</text:p>
        </chart:subtitle>
        <chart:legend chart:legend-position="end" svg:x="14.61cm" svg:y="3.204cm" style:legend-expansion="high" chart:style-name="ch4"/>
        <chart:plot-area chart:style-name="ch5" table:cell-range-address="'# rounds'.A5:'# rounds'.F14" chart:data-source-has-labels="both" svg:x="1.331cm" svg:y="2.314cm" svg:width="12.639cm" svg:height="5.524cm">
          <chartooo:coordinate-region svg:x="2.508cm" svg:y="2.514cm" svg:width="11.462cm" svg:height="4.677cm"/>
          <chart:axis chart:dimension="x" chart:name="primary-x" chart:style-name="ch6" chartooo:axis-type="auto">
            <chartooo:date-scale/>
            <chart:title svg:x="6.997cm" svg:y="8.017cm" chart:style-name="ch7">
              <text:p>#rounds</text:p>
            </chart:title>
            <chart:categories table:cell-range-address="'# rounds'.A6:'# rounds'.A14"/>
          </chart:axis>
          <chart:axis chart:dimension="y" chart:name="primary-y" chart:style-name="ch8">
            <chart:title svg:x="0.451cm" svg:y="5.649cm" chart:style-name="ch9">
              <text:p>#cases</text:p>
            </chart:title>
            <chart:grid chart:style-name="ch10" chart:class="major"/>
          </chart:axis>
          <chart:series chart:style-name="ch11" chart:values-cell-range-address="'# rounds'.B6:'# rounds'.B14" chart:label-cell-address="'# rounds'.B5:'# rounds'.B5" chart:class="chart:bar">
            <chart:data-point chart:repeated="9"/>
          </chart:series>
          <chart:series chart:style-name="ch12" chart:values-cell-range-address="'# rounds'.C6:'# rounds'.C14" chart:label-cell-address="'# rounds'.C5:'# rounds'.C5" chart:class="chart:bar">
            <chart:data-point chart:repeated="9"/>
          </chart:series>
          <chart:series chart:style-name="ch13" chart:values-cell-range-address="'# rounds'.D6:'# rounds'.D14" chart:label-cell-address="'# rounds'.D5:'# rounds'.D5" chart:class="chart:bar">
            <chart:data-point chart:repeated="9"/>
          </chart:series>
          <chart:series chart:style-name="ch14" chart:values-cell-range-address="'# rounds'.E6:'# rounds'.E14" chart:label-cell-address="'# rounds'.E5:'# rounds'.E5" chart:class="chart:bar">
            <chart:data-point chart:repeated="9"/>
          </chart:series>
          <chart:series chart:style-name="ch15" chart:values-cell-range-address="'# rounds'.F6:'# rounds'.F14" chart:label-cell-address="'# rounds'.F5:'# rounds'.F5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B5:'# rounds'.B5</svg:desc>
                </draw:g>
              </table:table-cell>
              <table:table-cell office:value-type="string">
                <text:p>AI-1</text:p>
                <draw:g>
                  <svg:desc>'# rounds'.C5:'# rounds'.C5</svg:desc>
                </draw:g>
              </table:table-cell>
              <table:table-cell office:value-type="string">
                <text:p>AI-3</text:p>
                <draw:g>
                  <svg:desc>'# rounds'.D5:'# rounds'.D5</svg:desc>
                </draw:g>
              </table:table-cell>
              <table:table-cell office:value-type="string">
                <text:p>AI-5</text:p>
                <draw:g>
                  <svg:desc>'# rounds'.E5:'# rounds'.E5</svg:desc>
                </draw:g>
              </table:table-cell>
              <table:table-cell office:value-type="string">
                <text:p>AI-7</text:p>
                <draw:g>
                  <svg:desc>'# rounds'.F5:'# rounds'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4</svg:desc>
                </draw:g>
              </table:table-cell>
              <table:table-cell office:value-type="float" office:value="3416">
                <text:p>3416</text:p>
                <draw:g>
                  <svg:desc>'# rounds'.B6:'# rounds'.B14</svg:desc>
                </draw:g>
              </table:table-cell>
              <table:table-cell office:value-type="float" office:value="3404">
                <text:p>3404</text:p>
                <draw:g>
                  <svg:desc>'# rounds'.C6:'# rounds'.C14</svg:desc>
                </draw:g>
              </table:table-cell>
              <table:table-cell office:value-type="float" office:value="3306">
                <text:p>3306</text:p>
                <draw:g>
                  <svg:desc>'# rounds'.D6:'# rounds'.D14</svg:desc>
                </draw:g>
              </table:table-cell>
              <table:table-cell office:value-type="float" office:value="3450">
                <text:p>3450</text:p>
                <draw:g>
                  <svg:desc>'# rounds'.E6:'# rounds'.E14</svg:desc>
                </draw:g>
              </table:table-cell>
              <table:table-cell office:value-type="float" office:value="3340">
                <text:p>3340</text:p>
                <draw:g>
                  <svg:desc>'# rounds'.F6:'# rounds'.F1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56">
                <text:p>9056</text:p>
              </table:table-cell>
              <table:table-cell office:value-type="float" office:value="9139">
                <text:p>9139</text:p>
              </table:table-cell>
              <table:table-cell office:value-type="float" office:value="9056">
                <text:p>9056</text:p>
              </table:table-cell>
              <table:table-cell office:value-type="float" office:value="8958">
                <text:p>8958</text:p>
              </table:table-cell>
              <table:table-cell office:value-type="float" office:value="9031">
                <text:p>90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205">
                <text:p>15205</text:p>
              </table:table-cell>
              <table:table-cell office:value-type="float" office:value="15185">
                <text:p>15185</text:p>
              </table:table-cell>
              <table:table-cell office:value-type="float" office:value="15009">
                <text:p>15009</text:p>
              </table:table-cell>
              <table:table-cell office:value-type="float" office:value="15225">
                <text:p>15225</text:p>
              </table:table-cell>
              <table:table-cell office:value-type="float" office:value="15194">
                <text:p>151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064">
                <text:p>19064</text:p>
              </table:table-cell>
              <table:table-cell office:value-type="float" office:value="18894">
                <text:p>18894</text:p>
              </table:table-cell>
              <table:table-cell office:value-type="float" office:value="19220">
                <text:p>19220</text:p>
              </table:table-cell>
              <table:table-cell office:value-type="float" office:value="19149">
                <text:p>19149</text:p>
              </table:table-cell>
              <table:table-cell office:value-type="float" office:value="19090">
                <text:p>190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339">
                <text:p>19339</text:p>
              </table:table-cell>
              <table:table-cell office:value-type="float" office:value="19471">
                <text:p>19471</text:p>
              </table:table-cell>
              <table:table-cell office:value-type="float" office:value="19353">
                <text:p>19353</text:p>
              </table:table-cell>
              <table:table-cell office:value-type="float" office:value="19181">
                <text:p>19181</text:p>
              </table:table-cell>
              <table:table-cell office:value-type="float" office:value="19538">
                <text:p>1953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789">
                <text:p>15789</text:p>
              </table:table-cell>
              <table:table-cell office:value-type="float" office:value="15887">
                <text:p>15887</text:p>
              </table:table-cell>
              <table:table-cell office:value-type="float" office:value="15808">
                <text:p>15808</text:p>
              </table:table-cell>
              <table:table-cell office:value-type="float" office:value="15839">
                <text:p>15839</text:p>
              </table:table-cell>
              <table:table-cell office:value-type="float" office:value="15609">
                <text:p>156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57">
                <text:p>10657</text:p>
              </table:table-cell>
              <table:table-cell office:value-type="float" office:value="10606">
                <text:p>10606</text:p>
              </table:table-cell>
              <table:table-cell office:value-type="float" office:value="10685">
                <text:p>10685</text:p>
              </table:table-cell>
              <table:table-cell office:value-type="float" office:value="10851">
                <text:p>10851</text:p>
              </table:table-cell>
              <table:table-cell office:value-type="float" office:value="10793">
                <text:p>107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280">
                <text:p>5280</text:p>
              </table:table-cell>
              <table:table-cell office:value-type="float" office:value="5217">
                <text:p>5217</text:p>
              </table:table-cell>
              <table:table-cell office:value-type="float" office:value="5326">
                <text:p>5326</text:p>
              </table:table-cell>
              <table:table-cell office:value-type="float" office:value="5219">
                <text:p>5219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94">
                <text:p>2194</text:p>
              </table:table-cell>
              <table:table-cell office:value-type="float" office:value="2197">
                <text:p>2197</text:p>
              </table:table-cell>
              <table:table-cell office:value-type="float" office:value="2237">
                <text:p>2237</text:p>
              </table:table-cell>
              <table:table-cell office:value-type="float" office:value="2128">
                <text:p>2128</text:p>
              </table:table-cell>
              <table:table-cell office:value-type="float" office:value="2161">
                <text:p>21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column-mapping="0 1 2 3" chart:style-name="ch1">
        <chart:title svg:x="6.977cm" svg:y="0.315cm" chart:style-name="ch2">
          <text:p>3 Players</text:p>
        </chart:title>
        <chart:subtitle svg:x="7.176cm" svg:y="1.273cm" chart:style-name="ch3">
          <text:p># rounds</text:p>
        </chart:subtitle>
        <chart:legend chart:legend-position="end" svg:x="14.61cm" svg:y="3.204cm" style:legend-expansion="high" chart:style-name="ch4"/>
        <chart:plot-area chart:style-name="ch5" table:cell-range-address="'# rounds'.A6:'# rounds'.A17 '# rounds'.G5:'# rounds'.K17" chart:data-source-has-labels="both" svg:x="1.331cm" svg:y="2.314cm" svg:width="12.639cm" svg:height="5.524cm">
          <chartooo:coordinate-region svg:x="2.508cm" svg:y="2.513cm" svg:width="11.462cm" svg:height="4.678cm"/>
          <chart:axis chart:dimension="x" chart:name="primary-x" chart:style-name="ch6" chartooo:axis-type="auto">
            <chartooo:date-scale/>
            <chart:title svg:x="6.958cm" svg:y="8.017cm" chart:style-name="ch7">
              <text:p># rounds</text:p>
            </chart:title>
            <chart:categories table:cell-range-address="'# rounds'.A6:'# rounds'.A17"/>
          </chart:axis>
          <chart:axis chart:dimension="y" chart:name="primary-y" chart:style-name="ch8">
            <chart:title svg:x="0.451cm" svg:y="5.689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G6:'# rounds'.G17" chart:label-cell-address="'# rounds'.G5:'# rounds'.G5" chart:class="chart:bar">
            <chart:data-point chart:repeated="12"/>
          </chart:series>
          <chart:series chart:style-name="ch12" chart:values-cell-range-address="'# rounds'.H6:'# rounds'.H17" chart:label-cell-address="'# rounds'.H5:'# rounds'.H5" chart:class="chart:bar">
            <chart:data-point chart:repeated="12"/>
          </chart:series>
          <chart:series chart:style-name="ch13" chart:values-cell-range-address="'# rounds'.I6:'# rounds'.I17" chart:label-cell-address="'# rounds'.I5:'# rounds'.I5" chart:class="chart:bar">
            <chart:data-point chart:repeated="12"/>
          </chart:series>
          <chart:series chart:style-name="ch14" chart:values-cell-range-address="'# rounds'.J6:'# rounds'.J17" chart:label-cell-address="'# rounds'.J5:'# rounds'.J5" chart:class="chart:bar">
            <chart:data-point chart:repeated="12"/>
          </chart:series>
          <chart:series chart:style-name="ch15" chart:values-cell-range-address="'# rounds'.K6:'# rounds'.K17" chart:label-cell-address="'# rounds'.K5:'# rounds'.K5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G5:'# rounds'.G5</svg:desc>
                </draw:g>
              </table:table-cell>
              <table:table-cell office:value-type="string">
                <text:p>AI-1</text:p>
                <draw:g>
                  <svg:desc>'# rounds'.H5:'# rounds'.H5</svg:desc>
                </draw:g>
              </table:table-cell>
              <table:table-cell office:value-type="string">
                <text:p>AI-3</text:p>
                <draw:g>
                  <svg:desc>'# rounds'.I5:'# rounds'.I5</svg:desc>
                </draw:g>
              </table:table-cell>
              <table:table-cell office:value-type="string">
                <text:p>AI-5</text:p>
                <draw:g>
                  <svg:desc>'# rounds'.J5:'# rounds'.J5</svg:desc>
                </draw:g>
              </table:table-cell>
              <table:table-cell office:value-type="string">
                <text:p>AI-7</text:p>
                <draw:g>
                  <svg:desc>'# rounds'.K5:'# rounds'.K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7</svg:desc>
                </draw:g>
              </table:table-cell>
              <table:table-cell office:value-type="float" office:value="2126">
                <text:p>2126</text:p>
                <draw:g>
                  <svg:desc>'# rounds'.G6:'# rounds'.G17</svg:desc>
                </draw:g>
              </table:table-cell>
              <table:table-cell office:value-type="float" office:value="2024">
                <text:p>2024</text:p>
                <draw:g>
                  <svg:desc>'# rounds'.H6:'# rounds'.H17</svg:desc>
                </draw:g>
              </table:table-cell>
              <table:table-cell office:value-type="float" office:value="2684">
                <text:p>2684</text:p>
                <draw:g>
                  <svg:desc>'# rounds'.I6:'# rounds'.I17</svg:desc>
                </draw:g>
              </table:table-cell>
              <table:table-cell office:value-type="float" office:value="2083">
                <text:p>2083</text:p>
                <draw:g>
                  <svg:desc>'# rounds'.J6:'# rounds'.J17</svg:desc>
                </draw:g>
              </table:table-cell>
              <table:table-cell office:value-type="float" office:value="2787">
                <text:p>2787</text:p>
                <draw:g>
                  <svg:desc>'# rounds'.K6:'# rounds'.K1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960">
                <text:p>4960</text:p>
              </table:table-cell>
              <table:table-cell office:value-type="float" office:value="4961">
                <text:p>4961</text:p>
              </table:table-cell>
              <table:table-cell office:value-type="float" office:value="7643">
                <text:p>7643</text:p>
              </table:table-cell>
              <table:table-cell office:value-type="float" office:value="6600">
                <text:p>6600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918">
                <text:p>8918</text:p>
              </table:table-cell>
              <table:table-cell office:value-type="float" office:value="8868">
                <text:p>8868</text:p>
              </table:table-cell>
              <table:table-cell office:value-type="float" office:value="13783">
                <text:p>13783</text:p>
              </table:table-cell>
              <table:table-cell office:value-type="float" office:value="9323">
                <text:p>9323</text:p>
              </table:table-cell>
              <table:table-cell office:value-type="float" office:value="15787">
                <text:p>157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042">
                <text:p>6042</text:p>
              </table:table-cell>
              <table:table-cell office:value-type="float" office:value="6132">
                <text:p>6132</text:p>
              </table:table-cell>
              <table:table-cell office:value-type="float" office:value="21375">
                <text:p>21375</text:p>
              </table:table-cell>
              <table:table-cell office:value-type="float" office:value="19316">
                <text:p>19316</text:p>
              </table:table-cell>
              <table:table-cell office:value-type="float" office:value="22165">
                <text:p>221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420">
                <text:p>13420</text:p>
              </table:table-cell>
              <table:table-cell office:value-type="float" office:value="13383">
                <text:p>13383</text:p>
              </table:table-cell>
              <table:table-cell office:value-type="float" office:value="18179">
                <text:p>18179</text:p>
              </table:table-cell>
              <table:table-cell office:value-type="float" office:value="25729">
                <text:p>25729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8062">
                <text:p>18062</text:p>
              </table:table-cell>
              <table:table-cell office:value-type="float" office:value="18105">
                <text:p>18105</text:p>
              </table:table-cell>
              <table:table-cell office:value-type="float" office:value="15276">
                <text:p>15276</text:p>
              </table:table-cell>
              <table:table-cell office:value-type="float" office:value="21627">
                <text:p>21627</text:p>
              </table:table-cell>
              <table:table-cell office:value-type="float" office:value="17152">
                <text:p>171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87">
                <text:p>16487</text:p>
              </table:table-cell>
              <table:table-cell office:value-type="float" office:value="16877">
                <text:p>16877</text:p>
              </table:table-cell>
              <table:table-cell office:value-type="float" office:value="10343">
                <text:p>10343</text:p>
              </table:table-cell>
              <table:table-cell office:value-type="float" office:value="11543">
                <text:p>11543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700">
                <text:p>12700</text:p>
              </table:table-cell>
              <table:table-cell office:value-type="float" office:value="12786">
                <text:p>12786</text:p>
              </table:table-cell>
              <table:table-cell office:value-type="float" office:value="6216">
                <text:p>6216</text:p>
              </table:table-cell>
              <table:table-cell office:value-type="float" office:value="3424">
                <text:p>3424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58">
                <text:p>8858</text:p>
              </table:table-cell>
              <table:table-cell office:value-type="float" office:value="8987">
                <text:p>8987</text:p>
              </table:table-cell>
              <table:table-cell office:value-type="float" office:value="3051">
                <text:p>3051</text:p>
              </table:table-cell>
              <table:table-cell office:value-type="float" office:value="352">
                <text:p>3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751">
                <text:p>4751</text:p>
              </table:table-cell>
              <table:table-cell office:value-type="float" office:value="4992">
                <text:p>4992</text:p>
              </table:table-cell>
              <table:table-cell office:value-type="float" office:value="1105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94">
                <text:p>2494</text:p>
              </table:table-cell>
              <table:table-cell office:value-type="float" office:value="2592">
                <text:p>2592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82">
                <text:p>1182</text:p>
              </table:table-cell>
              <table:table-cell office:value-type="float" office:value="293">
                <text:p>29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column-mapping="0 1 2 3" chart:style-name="ch1">
        <chart:title svg:x="6.977cm" svg:y="0.315cm" chart:style-name="ch2">
          <text:p>4 Players</text:p>
        </chart:title>
        <chart:subtitle svg:x="7.176cm" svg:y="1.273cm" chart:style-name="ch3">
          <text:p># rounds</text:p>
        </chart:subtitle>
        <chart:legend chart:legend-position="end" svg:x="14.611cm" svg:y="3.204cm" style:legend-expansion="high" chart:style-name="ch4"/>
        <chart:plot-area chart:style-name="ch5" table:cell-range-address="'# rounds'.A6:'# rounds'.A18 '# rounds'.L5:'# rounds'.P18" chart:data-source-has-labels="both" svg:x="1.331cm" svg:y="2.287cm" svg:width="12.639cm" svg:height="5.524cm">
          <chartooo:coordinate-region svg:x="2.508cm" svg:y="2.486cm" svg:width="11.462cm" svg:height="4.678cm"/>
          <chart:axis chart:dimension="x" chart:name="primary-x" chart:style-name="ch6" chartooo:axis-type="auto">
            <chartooo:date-scale/>
            <chart:title svg:x="6.958cm" svg:y="7.99cm" chart:style-name="ch7">
              <text:p># rounds</text:p>
            </chart:title>
            <chart:categories table:cell-range-address="'# rounds'.A6:'# rounds'.A18"/>
          </chart:axis>
          <chart:axis chart:dimension="y" chart:name="primary-y" chart:style-name="ch8">
            <chart:title svg:x="0.451cm" svg:y="5.662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L6:'# rounds'.L18" chart:label-cell-address="'# rounds'.L5:'# rounds'.L5" chart:class="chart:bar">
            <chart:data-point chart:repeated="13"/>
          </chart:series>
          <chart:series chart:style-name="ch12" chart:values-cell-range-address="'# rounds'.M6:'# rounds'.M18" chart:label-cell-address="'# rounds'.M5:'# rounds'.M5" chart:class="chart:bar">
            <chart:data-point chart:repeated="13"/>
          </chart:series>
          <chart:series chart:style-name="ch13" chart:values-cell-range-address="'# rounds'.N6:'# rounds'.N18" chart:label-cell-address="'# rounds'.N5:'# rounds'.N5" chart:class="chart:bar">
            <chart:data-point chart:repeated="13"/>
          </chart:series>
          <chart:series chart:style-name="ch14" chart:values-cell-range-address="'# rounds'.O6:'# rounds'.O18" chart:label-cell-address="'# rounds'.O5:'# rounds'.O5" chart:class="chart:bar">
            <chart:data-point chart:repeated="13"/>
          </chart:series>
          <chart:series chart:style-name="ch15" chart:values-cell-range-address="'# rounds'.P6:'# rounds'.P18" chart:label-cell-address="'# rounds'.P5:'# rounds'.P5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L5:'# rounds'.L5</svg:desc>
                </draw:g>
              </table:table-cell>
              <table:table-cell office:value-type="string">
                <text:p>AI-1</text:p>
                <draw:g>
                  <svg:desc>'# rounds'.M5:'# rounds'.M5</svg:desc>
                </draw:g>
              </table:table-cell>
              <table:table-cell office:value-type="string">
                <text:p>AI-3</text:p>
                <draw:g>
                  <svg:desc>'# rounds'.N5:'# rounds'.N5</svg:desc>
                </draw:g>
              </table:table-cell>
              <table:table-cell office:value-type="string">
                <text:p>AI-5</text:p>
                <draw:g>
                  <svg:desc>'# rounds'.O5:'# rounds'.O5</svg:desc>
                </draw:g>
              </table:table-cell>
              <table:table-cell office:value-type="string">
                <text:p>AI-7</text:p>
                <draw:g>
                  <svg:desc>'# rounds'.P5:'# rounds'.P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8</svg:desc>
                </draw:g>
              </table:table-cell>
              <table:table-cell office:value-type="float" office:value="1752">
                <text:p>1752</text:p>
                <draw:g>
                  <svg:desc>'# rounds'.L6:'# rounds'.L18</svg:desc>
                </draw:g>
              </table:table-cell>
              <table:table-cell office:value-type="float" office:value="1823">
                <text:p>1823</text:p>
                <draw:g>
                  <svg:desc>'# rounds'.M6:'# rounds'.M18</svg:desc>
                </draw:g>
              </table:table-cell>
              <table:table-cell office:value-type="float" office:value="2532">
                <text:p>2532</text:p>
                <draw:g>
                  <svg:desc>'# rounds'.N6:'# rounds'.N18</svg:desc>
                </draw:g>
              </table:table-cell>
              <table:table-cell office:value-type="float" office:value="1785">
                <text:p>1785</text:p>
                <draw:g>
                  <svg:desc>'# rounds'.O6:'# rounds'.O18</svg:desc>
                </draw:g>
              </table:table-cell>
              <table:table-cell office:value-type="float" office:value="3250">
                <text:p>3250</text:p>
                <draw:g>
                  <svg:desc>'# rounds'.P6:'# rounds'.P1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71">
                <text:p>3771</text:p>
              </table:table-cell>
              <table:table-cell office:value-type="float" office:value="3707">
                <text:p>3707</text:p>
              </table:table-cell>
              <table:table-cell office:value-type="float" office:value="6410">
                <text:p>6410</text:p>
              </table:table-cell>
              <table:table-cell office:value-type="float" office:value="7572">
                <text:p>7572</text:p>
              </table:table-cell>
              <table:table-cell office:value-type="float" office:value="14319">
                <text:p>143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178">
                <text:p>7178</text:p>
              </table:table-cell>
              <table:table-cell office:value-type="float" office:value="7116">
                <text:p>7116</text:p>
              </table:table-cell>
              <table:table-cell office:value-type="float" office:value="12468">
                <text:p>12468</text:p>
              </table:table-cell>
              <table:table-cell office:value-type="float" office:value="10919">
                <text:p>10919</text:p>
              </table:table-cell>
              <table:table-cell office:value-type="float" office:value="28835">
                <text:p>28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33">
                <text:p>10033</text:p>
              </table:table-cell>
              <table:table-cell office:value-type="float" office:value="10105">
                <text:p>10105</text:p>
              </table:table-cell>
              <table:table-cell office:value-type="float" office:value="18731">
                <text:p>18731</text:p>
              </table:table-cell>
              <table:table-cell office:value-type="float" office:value="23499">
                <text:p>23499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137">
                <text:p>11137</text:p>
              </table:table-cell>
              <table:table-cell office:value-type="float" office:value="10991">
                <text:p>10991</text:p>
              </table:table-cell>
              <table:table-cell office:value-type="float" office:value="22180">
                <text:p>22180</text:p>
              </table:table-cell>
              <table:table-cell office:value-type="float" office:value="29573">
                <text:p>29573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65">
                <text:p>9665</text:p>
              </table:table-cell>
              <table:table-cell office:value-type="float" office:value="9633">
                <text:p>9633</text:p>
              </table:table-cell>
              <table:table-cell office:value-type="float" office:value="18067">
                <text:p>18067</text:p>
              </table:table-cell>
              <table:table-cell office:value-type="float" office:value="19919">
                <text:p>19919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269">
                <text:p>14269</text:p>
              </table:table-cell>
              <table:table-cell office:value-type="float" office:value="14282">
                <text:p>14282</text:p>
              </table:table-cell>
              <table:table-cell office:value-type="float" office:value="11266">
                <text:p>11266</text:p>
              </table:table-cell>
              <table:table-cell office:value-type="float" office:value="6190">
                <text:p>619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338">
                <text:p>14338</text:p>
              </table:table-cell>
              <table:table-cell office:value-type="float" office:value="14818">
                <text:p>14818</text:p>
              </table:table-cell>
              <table:table-cell office:value-type="float" office:value="5585">
                <text:p>5585</text:p>
              </table:table-cell>
              <table:table-cell office:value-type="float" office:value="533">
                <text:p>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77">
                <text:p>11377</text:p>
              </table:table-cell>
              <table:table-cell office:value-type="float" office:value="11722">
                <text:p>11722</text:p>
              </table:table-cell>
              <table:table-cell office:value-type="float" office:value="2024">
                <text:p>20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608">
                <text:p>7608</text:p>
              </table:table-cell>
              <table:table-cell office:value-type="float" office:value="8379">
                <text:p>8379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20">
                <text:p>4520</text:p>
              </table:table-cell>
              <table:table-cell office:value-type="float" office:value="5022">
                <text:p>502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22">
                <text:p>2722</text:p>
              </table:table-cell>
              <table:table-cell office:value-type="float" office:value="2114">
                <text:p>211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0">
                <text:p>1630</text:p>
              </table:table-cell>
              <table:table-cell office:value-type="float" office:value="288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column-mapping="0 1 2 3" chart:style-name="ch1">
        <chart:title svg:x="6.977cm" svg:y="0.315cm" chart:style-name="ch2">
          <text:p>5 Players</text:p>
        </chart:title>
        <chart:legend chart:legend-position="end" svg:x="14.61cm" svg:y="3.204cm" style:legend-expansion="high" chart:style-name="ch3"/>
        <chart:plot-area chart:style-name="ch4" table:cell-range-address="'# rounds'.A6:'# rounds'.A19 '# rounds'.Q5:'# rounds'.U19" chart:data-source-has-labels="both" svg:x="1.331cm" svg:y="1.631cm" svg:width="12.639cm" svg:height="6.207cm">
          <chartooo:coordinate-region svg:x="2.508cm" svg:y="1.83cm" svg:width="11.462cm" svg:height="5.361cm"/>
          <chart:axis chart:dimension="x" chart:name="primary-x" chart:style-name="ch5" chartooo:axis-type="auto">
            <chartooo:date-scale/>
            <chart:title svg:x="6.958cm" svg:y="8.017cm" chart:style-name="ch6">
              <text:p># rounds</text:p>
            </chart:title>
            <chart:categories table:cell-range-address="'# rounds'.A6:'# rounds'.A19"/>
          </chart:axis>
          <chart:axis chart:dimension="y" chart:name="primary-y" chart:style-name="ch7">
            <chart:title svg:x="0.451cm" svg:y="5.347cm" chart:style-name="ch8">
              <text:p># cases</text:p>
            </chart:title>
            <chart:grid chart:style-name="ch9" chart:class="major"/>
          </chart:axis>
          <chart:series chart:style-name="ch10" chart:values-cell-range-address="'# rounds'.Q6:'# rounds'.Q19" chart:label-cell-address="'# rounds'.Q5:'# rounds'.Q5" chart:class="chart:bar">
            <chart:data-point chart:repeated="14"/>
          </chart:series>
          <chart:series chart:style-name="ch11" chart:values-cell-range-address="'# rounds'.R6:'# rounds'.R19" chart:label-cell-address="'# rounds'.R5:'# rounds'.R5" chart:class="chart:bar">
            <chart:data-point chart:repeated="14"/>
          </chart:series>
          <chart:series chart:style-name="ch12" chart:values-cell-range-address="'# rounds'.S6:'# rounds'.S19" chart:label-cell-address="'# rounds'.S5:'# rounds'.S5" chart:class="chart:bar">
            <chart:data-point chart:repeated="14"/>
          </chart:series>
          <chart:series chart:style-name="ch13" chart:values-cell-range-address="'# rounds'.T6:'# rounds'.T19" chart:label-cell-address="'# rounds'.T5:'# rounds'.T5" chart:class="chart:bar">
            <chart:data-point chart:repeated="14"/>
          </chart:series>
          <chart:series chart:style-name="ch14" chart:values-cell-range-address="'# rounds'.U6:'# rounds'.U19" chart:label-cell-address="'# rounds'.U5:'# rounds'.U5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Q5:'# rounds'.Q5</svg:desc>
                </draw:g>
              </table:table-cell>
              <table:table-cell office:value-type="string">
                <text:p>AI-1</text:p>
                <draw:g>
                  <svg:desc>'# rounds'.R5:'# rounds'.R5</svg:desc>
                </draw:g>
              </table:table-cell>
              <table:table-cell office:value-type="string">
                <text:p>AI-3</text:p>
                <draw:g>
                  <svg:desc>'# rounds'.S5:'# rounds'.S5</svg:desc>
                </draw:g>
              </table:table-cell>
              <table:table-cell office:value-type="string">
                <text:p>AI-5</text:p>
                <draw:g>
                  <svg:desc>'# rounds'.T5:'# rounds'.T5</svg:desc>
                </draw:g>
              </table:table-cell>
              <table:table-cell office:value-type="string">
                <text:p>AI-7</text:p>
                <draw:g>
                  <svg:desc>'# rounds'.U5:'# rounds'.U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9</svg:desc>
                </draw:g>
              </table:table-cell>
              <table:table-cell office:value-type="float" office:value="1533">
                <text:p>1533</text:p>
                <draw:g>
                  <svg:desc>'# rounds'.Q6:'# rounds'.Q19</svg:desc>
                </draw:g>
              </table:table-cell>
              <table:table-cell office:value-type="float" office:value="1585">
                <text:p>1585</text:p>
                <draw:g>
                  <svg:desc>'# rounds'.R6:'# rounds'.R19</svg:desc>
                </draw:g>
              </table:table-cell>
              <table:table-cell office:value-type="float" office:value="2250">
                <text:p>2250</text:p>
                <draw:g>
                  <svg:desc>'# rounds'.S6:'# rounds'.S19</svg:desc>
                </draw:g>
              </table:table-cell>
              <table:table-cell office:value-type="float" office:value="1639">
                <text:p>1639</text:p>
                <draw:g>
                  <svg:desc>'# rounds'.T6:'# rounds'.T19</svg:desc>
                </draw:g>
              </table:table-cell>
              <table:table-cell office:value-type="float" office:value="3358">
                <text:p>3358</text:p>
                <draw:g>
                  <svg:desc>'# rounds'.U6:'# rounds'.U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69">
                <text:p>3169</text:p>
              </table:table-cell>
              <table:table-cell office:value-type="float" office:value="3222">
                <text:p>3222</text:p>
              </table:table-cell>
              <table:table-cell office:value-type="float" office:value="5456">
                <text:p>5456</text:p>
              </table:table-cell>
              <table:table-cell office:value-type="float" office:value="9350">
                <text:p>9350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39">
                <text:p>5939</text:p>
              </table:table-cell>
              <table:table-cell office:value-type="float" office:value="6055">
                <text:p>6055</text:p>
              </table:table-cell>
              <table:table-cell office:value-type="float" office:value="11221">
                <text:p>11221</text:p>
              </table:table-cell>
              <table:table-cell office:value-type="float" office:value="13716">
                <text:p>13716</text:p>
              </table:table-cell>
              <table:table-cell office:value-type="float" office:value="32429">
                <text:p>324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52">
                <text:p>8752</text:p>
              </table:table-cell>
              <table:table-cell office:value-type="float" office:value="8888">
                <text:p>8888</text:p>
              </table:table-cell>
              <table:table-cell office:value-type="float" office:value="17301">
                <text:p>17301</text:p>
              </table:table-cell>
              <table:table-cell office:value-type="float" office:value="29066">
                <text:p>29066</text:p>
              </table:table-cell>
              <table:table-cell office:value-type="float" office:value="30397">
                <text:p>303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833">
                <text:p>10833</text:p>
              </table:table-cell>
              <table:table-cell office:value-type="float" office:value="10720">
                <text:p>10720</text:p>
              </table:table-cell>
              <table:table-cell office:value-type="float" office:value="20600">
                <text:p>20600</text:p>
              </table:table-cell>
              <table:table-cell office:value-type="float" office:value="30301">
                <text:p>30301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815">
                <text:p>11815</text:p>
              </table:table-cell>
              <table:table-cell office:value-type="float" office:value="11970">
                <text:p>11970</text:p>
              </table:table-cell>
              <table:table-cell office:value-type="float" office:value="20197">
                <text:p>20197</text:p>
              </table:table-cell>
              <table:table-cell office:value-type="float" office:value="14008">
                <text:p>14008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01">
                <text:p>9601</text:p>
              </table:table-cell>
              <table:table-cell office:value-type="float" office:value="9796">
                <text:p>9796</text:p>
              </table:table-cell>
              <table:table-cell office:value-type="float" office:value="13892">
                <text:p>13892</text:p>
              </table:table-cell>
              <table:table-cell office:value-type="float" office:value="1858">
                <text:p>18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09">
                <text:p>13209</text:p>
              </table:table-cell>
              <table:table-cell office:value-type="float" office:value="13109">
                <text:p>13109</text:p>
              </table:table-cell>
              <table:table-cell office:value-type="float" office:value="6493">
                <text:p>649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301">
                <text:p>12301</text:p>
              </table:table-cell>
              <table:table-cell office:value-type="float" office:value="12731">
                <text:p>12731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105">
                <text:p>9105</text:p>
              </table:table-cell>
              <table:table-cell office:value-type="float" office:value="10240">
                <text:p>10240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59">
                <text:p>6459</text:p>
              </table:table-cell>
              <table:table-cell office:value-type="float" office:value="7298">
                <text:p>7298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899">
                <text:p>3899</text:p>
              </table:table-cell>
              <table:table-cell office:value-type="float" office:value="3676">
                <text:p>36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73">
                <text:p>2173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12">
                <text:p>121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column-mapping="0 1 2 3" chart:style-name="ch1">
        <chart:title svg:x="6.977cm" svg:y="0.315cm" chart:style-name="ch2">
          <text:p>6 Players</text:p>
        </chart:title>
        <chart:subtitle svg:x="7.176cm" svg:y="1.273cm" chart:style-name="ch3">
          <text:p># rounds</text:p>
        </chart:subtitle>
        <chart:legend chart:legend-position="end" svg:x="14.611cm" svg:y="3.204cm" style:legend-expansion="high" chart:style-name="ch4"/>
        <chart:plot-area chart:style-name="ch5" table:cell-range-address="'# rounds'.A6:'# rounds'.A20 '# rounds'.V5:'# rounds'.Z20" chart:data-source-has-labels="both" svg:x="1.331cm" svg:y="2.314cm" svg:width="12.64cm" svg:height="5.524cm">
          <chartooo:coordinate-region svg:x="2.508cm" svg:y="2.513cm" svg:width="11.463cm" svg:height="4.678cm"/>
          <chart:axis chart:dimension="x" chart:name="primary-x" chart:style-name="ch6" chartooo:axis-type="auto">
            <chartooo:date-scale/>
            <chart:title svg:x="6.959cm" svg:y="8.017cm" chart:style-name="ch7">
              <text:p># rounds</text:p>
            </chart:title>
            <chart:categories table:cell-range-address="'# rounds'.A6:'# rounds'.A20"/>
          </chart:axis>
          <chart:axis chart:dimension="y" chart:name="primary-y" chart:style-name="ch8">
            <chart:title svg:x="0.451cm" svg:y="5.689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V6:'# rounds'.V20" chart:label-cell-address="'# rounds'.V5:'# rounds'.V5" chart:class="chart:bar">
            <chart:data-point chart:repeated="15"/>
          </chart:series>
          <chart:series chart:style-name="ch12" chart:values-cell-range-address="'# rounds'.W6:'# rounds'.W20" chart:label-cell-address="'# rounds'.W5:'# rounds'.W5" chart:class="chart:bar">
            <chart:data-point chart:repeated="15"/>
          </chart:series>
          <chart:series chart:style-name="ch13" chart:values-cell-range-address="'# rounds'.X6:'# rounds'.X20" chart:label-cell-address="'# rounds'.X5:'# rounds'.X5" chart:class="chart:bar">
            <chart:data-point chart:repeated="15"/>
          </chart:series>
          <chart:series chart:style-name="ch14" chart:values-cell-range-address="'# rounds'.Y6:'# rounds'.Y20" chart:label-cell-address="'# rounds'.Y5:'# rounds'.Y5" chart:class="chart:bar">
            <chart:data-point chart:repeated="15"/>
          </chart:series>
          <chart:series chart:style-name="ch15" chart:values-cell-range-address="'# rounds'.Z6:'# rounds'.Z20" chart:label-cell-address="'# rounds'.Z5:'# rounds'.Z5" chart:class="chart:ba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V5:'# rounds'.V5</svg:desc>
                </draw:g>
              </table:table-cell>
              <table:table-cell office:value-type="string">
                <text:p>AI-1</text:p>
                <draw:g>
                  <svg:desc>'# rounds'.W5:'# rounds'.W5</svg:desc>
                </draw:g>
              </table:table-cell>
              <table:table-cell office:value-type="string">
                <text:p>AI-3</text:p>
                <draw:g>
                  <svg:desc>'# rounds'.X5:'# rounds'.X5</svg:desc>
                </draw:g>
              </table:table-cell>
              <table:table-cell office:value-type="string">
                <text:p>AI-5</text:p>
                <draw:g>
                  <svg:desc>'# rounds'.Y5:'# rounds'.Y5</svg:desc>
                </draw:g>
              </table:table-cell>
              <table:table-cell office:value-type="string">
                <text:p>AI-7</text:p>
                <draw:g>
                  <svg:desc>'# rounds'.Z5:'# rounds'.Z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20</svg:desc>
                </draw:g>
              </table:table-cell>
              <table:table-cell office:value-type="float" office:value="1483">
                <text:p>1483</text:p>
                <draw:g>
                  <svg:desc>'# rounds'.V6:'# rounds'.V20</svg:desc>
                </draw:g>
              </table:table-cell>
              <table:table-cell office:value-type="float" office:value="1418">
                <text:p>1418</text:p>
                <draw:g>
                  <svg:desc>'# rounds'.W6:'# rounds'.W20</svg:desc>
                </draw:g>
              </table:table-cell>
              <table:table-cell office:value-type="float" office:value="2009">
                <text:p>2009</text:p>
                <draw:g>
                  <svg:desc>'# rounds'.X6:'# rounds'.X20</svg:desc>
                </draw:g>
              </table:table-cell>
              <table:table-cell office:value-type="float" office:value="1497">
                <text:p>1497</text:p>
                <draw:g>
                  <svg:desc>'# rounds'.Y6:'# rounds'.Y20</svg:desc>
                </draw:g>
              </table:table-cell>
              <table:table-cell office:value-type="float" office:value="3240">
                <text:p>3240</text:p>
                <draw:g>
                  <svg:desc>'# rounds'.Z6:'# rounds'.Z2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39">
                <text:p>2739</text:p>
              </table:table-cell>
              <table:table-cell office:value-type="float" office:value="2802">
                <text:p>2802</text:p>
              </table:table-cell>
              <table:table-cell office:value-type="float" office:value="4894">
                <text:p>4894</text:p>
              </table:table-cell>
              <table:table-cell office:value-type="float" office:value="11493">
                <text:p>11493</text:p>
              </table:table-cell>
              <table:table-cell office:value-type="float" office:value="21983">
                <text:p>219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96">
                <text:p>5096</text:p>
              </table:table-cell>
              <table:table-cell office:value-type="float" office:value="5096">
                <text:p>5096</text:p>
              </table:table-cell>
              <table:table-cell office:value-type="float" office:value="10263">
                <text:p>10263</text:p>
              </table:table-cell>
              <table:table-cell office:value-type="float" office:value="17093">
                <text:p>17093</text:p>
              </table:table-cell>
              <table:table-cell office:value-type="float" office:value="36088">
                <text:p>360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35">
                <text:p>7935</text:p>
              </table:table-cell>
              <table:table-cell office:value-type="float" office:value="8100">
                <text:p>8100</text:p>
              </table:table-cell>
              <table:table-cell office:value-type="float" office:value="16826">
                <text:p>16826</text:p>
              </table:table-cell>
              <table:table-cell office:value-type="float" office:value="33580">
                <text:p>33580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969">
                <text:p>9969</text:p>
              </table:table-cell>
              <table:table-cell office:value-type="float" office:value="10024">
                <text:p>10024</text:p>
              </table:table-cell>
              <table:table-cell office:value-type="float" office:value="20755">
                <text:p>20755</text:p>
              </table:table-cell>
              <table:table-cell office:value-type="float" office:value="27776">
                <text:p>27776</text:p>
              </table:table-cell>
              <table:table-cell office:value-type="float" office:value="9385">
                <text:p>93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07">
                <text:p>11407</text:p>
              </table:table-cell>
              <table:table-cell office:value-type="float" office:value="11105">
                <text:p>11105</text:p>
              </table:table-cell>
              <table:table-cell office:value-type="float" office:value="19264">
                <text:p>19264</text:p>
              </table:table-cell>
              <table:table-cell office:value-type="float" office:value="8096">
                <text:p>809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565">
                <text:p>10565</text:p>
              </table:table-cell>
              <table:table-cell office:value-type="float" office:value="10767">
                <text:p>10767</text:p>
              </table:table-cell>
              <table:table-cell office:value-type="float" office:value="15801">
                <text:p>15801</text:p>
              </table:table-cell>
              <table:table-cell office:value-type="float" office:value="462">
                <text:p>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141">
                <text:p>10141</text:p>
              </table:table-cell>
              <table:table-cell office:value-type="float" office:value="10231">
                <text:p>10231</text:p>
              </table:table-cell>
              <table:table-cell office:value-type="float" office:value="7553">
                <text:p>75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798">
                <text:p>12798</text:p>
              </table:table-cell>
              <table:table-cell office:value-type="float" office:value="13395">
                <text:p>13395</text:p>
              </table:table-cell>
              <table:table-cell office:value-type="float" office:value="2228">
                <text:p>2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983">
                <text:p>9983</text:p>
              </table:table-cell>
              <table:table-cell office:value-type="float" office:value="11391">
                <text:p>1139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13">
                <text:p>7013</text:p>
              </table:table-cell>
              <table:table-cell office:value-type="float" office:value="8257">
                <text:p>825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719">
                <text:p>4719</text:p>
              </table:table-cell>
              <table:table-cell office:value-type="float" office:value="5050">
                <text:p>5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29">
                <text:p>3029</text:p>
              </table:table-cell>
              <table:table-cell office:value-type="float" office:value="2316">
                <text:p>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34">
                <text:p>183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